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4.75cm"/>
    </style:style>
    <style:style style:name="co5" style:family="table-column">
      <style:table-column-properties fo:break-before="auto" style:column-width="3.87cm"/>
    </style:style>
    <style:style style:name="co6" style:family="table-column">
      <style:table-column-properties fo:break-before="auto" style:column-width="5.082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7.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 Narrow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 Narrow" fo:font-size="10pt" fo:language="es" fo:country="E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style:font-name="Liberation Sans Narrow" fo:font-weight="bold" style:font-weight-asian="bold" style:font-weight-complex="bold"/>
    </style:style>
    <style:style style:name="ce20" style:family="table-cell" style:parent-style-name="Default">
      <style:text-properties style:font-name="Liberation Sans Narrow"/>
    </style:style>
    <style:style style:name="ce7" style:family="table-cell" style:parent-style-name="Default">
      <style:text-properties fo:font-style="normal" style:font-style-asian="normal" style:font-style-complex="normal"/>
    </style:style>
    <style:style style:name="ce13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Repertorio.$A$2:$Repertorio.$A$25])" table:allow-empty-cell="true" table:display-list="unsorted" table:base-cell-address="'setlist 20'.A2">
          <table:error-message table:message-type="stop" table:display="true"/>
        </table:content-validation>
        <table:content-validation table:name="val2" table:condition="of:cell-content-is-in-list([$Repertorio.$A$2:$Repertorio.$A$44])" table:allow-empty-cell="true" table:display-list="unsorted" table:base-cell-address="'setlist 27052023'.A3">
          <table:error-message table:message-type="stop" table:display="true"/>
        </table:content-validation>
        <table:content-validation table:name="val3" table:base-cell-address="'setlist 27052023'.B3">
          <table:error-message table:message-type="stop" table:display="true"/>
        </table:content-validation>
      </table:content-validations>
      <table:table table:name="Repertorio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20"/>
        <table:table-column table:style-name="co2" table:default-cell-style-name="ce16"/>
        <table:table-column table:style-name="co2" table:default-cell-style-name="ce20"/>
        <table:table-column table:style-name="co2" table:number-columns-repeated="2" table:default-cell-style-name="ce16"/>
        <table:table-row table:style-name="ro1">
          <table:table-cell table:style-name="ce15" office:value-type="string" calcext:value-type="string">
            <text:p>Tema</text:p>
          </table:table-cell>
          <table:table-cell table:style-name="ce19" office:value-type="string" calcext:value-type="string">
            <text:p>minutos</text:p>
          </table:table-cell>
          <table:table-cell table:style-name="ce19" office:value-type="string" calcext:value-type="string">
            <text:p>segundos</text:p>
          </table:table-cell>
          <table:table-cell table:style-name="ce19" office:value-type="string" calcext:value-type="string">
            <text:p>saxo</text:p>
          </table:table-cell>
          <table:table-cell table:style-name="ce15" office:value-type="string" calcext:value-type="string">
            <text:p>tono</text:p>
          </table:table-cell>
          <table:table-cell table:style-name="ce15"/>
        </table:table-row>
        <table:table-row table:style-name="ro1">
          <table:table-cell office:value-type="string" calcext:value-type="string">
            <text:p>Milkcow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Superma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í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Summer Nights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style-name="ce17" office:value-type="string" calcext:value-type="string">
            <text:p>Obsolet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7" office:value-type="string" calcext:value-type="string">
            <text:p>E</text:p>
          </table:table-cell>
          <table:table-cell table:style-name="ce17"/>
        </table:table-row>
        <table:table-row table:style-name="ro1">
          <table:table-cell table:style-name="ce17" office:value-type="string" calcext:value-type="string">
            <text:p>Stolen Days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7" office:value-type="string" calcext:value-type="string">
            <text:p>A</text:p>
          </table:table-cell>
          <table:table-cell table:style-name="ce17"/>
        </table:table-row>
        <table:table-row table:style-name="ro1">
          <table:table-cell office:value-type="string" calcext:value-type="string">
            <text:p>Two Rows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Todo Tiene Un Preci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í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Screwed Things Up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Tell Me What’s the Reas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Woman Across The Riv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Mary Had a Little Lamb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Cradle Rock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Killing Floo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Goombay Rock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Rollin And Tumblin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Johnny B Good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Cause Of It All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You Don’t Love M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It’s A Low Down Dirty Shame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í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Get Back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2"/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Wish You Were Here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2"/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Hoochie Coochie Man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2"/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I Saw Her Standing There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2"/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Messing With The Kid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2"/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All Your Love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2"/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The Sky Is Crying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Si Adelita se Fuera con Otro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Tore Down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Little Wing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office:value-type="string" calcext:value-type="string">
            <text:p>E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8" office:value-type="string" calcext:value-type="string">
            <text:p>Descanso</text:p>
          </table:table-cell>
          <table:table-cell table:style-name="ce18" office:value-type="float" office:value="15" calcext:value-type="float">
            <text:p>15</text:p>
          </table:table-cell>
          <table:table-cell table:style-name="ce18" table:number-columns-repeated="3"/>
          <table:table-cell table:style-name="Default"/>
        </table:table-row>
      </table:table>
      <table:table table:name="tonos" table:style-name="ta1"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ono</text:p>
          </table:table-cell>
          <table:table-cell office:value-type="string" calcext:value-type="string">
            <text:p>tono armónica</text:p>
          </table:table-cell>
          <table:table-cell office:value-type="string" calcext:value-type="string">
            <text:p>tono saxo alt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#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#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#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b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</table:table-row>
      </table:table>
      <table:table table:name="setlist 20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8" office:value-type="string" calcext:value-type="string">
            <text:p>Tema</text:p>
          </table:table-cell>
          <table:table-cell table:style-name="ce18" office:value-type="string" calcext:value-type="string">
            <text:p>Duración (s)</text:p>
          </table:table-cell>
          <table:table-cell table:style-name="ce18" office:value-type="string" calcext:value-type="string">
            <text:p>Saxo</text:p>
          </table:table-cell>
          <table:table-cell table:style-name="ce18" office:value-type="string" calcext:value-type="string">
            <text:p>Duración total (m)</text:p>
          </table:table-cell>
          <table:table-cell table:style-name="ce18" table:formula="of:=SUM([.B2:.B14])/60" office:value-type="float" office:value="42.25" calcext:value-type="float">
            <text:p>42,25</text:p>
          </table:table-cell>
        </table:table-row>
        <table:table-row table:style-name="ro1">
          <table:table-cell table:content-validation-name="val1" office:value-type="string" calcext:value-type="string">
            <text:p>Milkcow</text:p>
          </table:table-cell>
          <table:table-cell table:formula="of:=VLOOKUP([.A2];[$Repertorio.$A$2:$Repertorio.$C$25];2;0)*60+VLOOKUP([.A2];[$Repertorio.$A$2:$Repertorio.$C$25];3;0)" office:value-type="float" office:value="180" calcext:value-type="float">
            <text:p>180</text:p>
          </table:table-cell>
          <table:table-cell table:formula="of:=VLOOKUP([.A2];[$Repertorio.$A$2:$Repertorio.$D$25];4;0)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Superman</text:p>
          </table:table-cell>
          <table:table-cell table:formula="of:=VLOOKUP([.A3];[$Repertorio.$A$2:$Repertorio.$C$25];2;0)*60+VLOOKUP([.A3];[$Repertorio.$A$2:$Repertorio.$C$25];3;0)" office:value-type="float" office:value="240" calcext:value-type="float">
            <text:p>240</text:p>
          </table:table-cell>
          <table:table-cell table:formula="of:=VLOOKUP([.A3];[$Repertorio.$A$2:$Repertorio.$D$25];4;0)" office:value-type="string" office:string-value="sí" calcext:value-type="string">
            <text:p>sí</text:p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Cause Of It All</text:p>
          </table:table-cell>
          <table:table-cell table:formula="of:=VLOOKUP([.A4];[$Repertorio.$A$2:$Repertorio.$C$25];2;0)*60+VLOOKUP([.A4];[$Repertorio.$A$2:$Repertorio.$C$25];3;0)" office:value-type="float" office:value="225" calcext:value-type="float">
            <text:p>225</text:p>
          </table:table-cell>
          <table:table-cell table:formula="of:=VLOOKUP([.A4];[$Repertorio.$A$2:$Repertorio.$D$25];4;0)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Summer Nights</text:p>
          </table:table-cell>
          <table:table-cell table:formula="of:=VLOOKUP([.A5];[$Repertorio.$A$2:$Repertorio.$C$25];2;0)*60+VLOOKUP([.A5];[$Repertorio.$A$2:$Repertorio.$C$25];3;0)" office:value-type="float" office:value="210" calcext:value-type="float">
            <text:p>210</text:p>
          </table:table-cell>
          <table:table-cell table:formula="of:=VLOOKUP([.A5];[$Repertorio.$A$2:$Repertorio.$D$25];4;0)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Two Rows</text:p>
          </table:table-cell>
          <table:table-cell table:formula="of:=VLOOKUP([.A6];[$Repertorio.$A$2:$Repertorio.$C$25];2;0)*60+VLOOKUP([.A6];[$Repertorio.$A$2:$Repertorio.$C$25];3;0)" office:value-type="float" office:value="195" calcext:value-type="float">
            <text:p>195</text:p>
          </table:table-cell>
          <table:table-cell table:formula="of:=VLOOKUP([.A6];[$Repertorio.$A$2:$Repertorio.$D$25];4;0)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Todo Tiene Un Precio</text:p>
          </table:table-cell>
          <table:table-cell table:formula="of:=VLOOKUP([.A6];[$Repertorio.$A$2:$Repertorio.$C$25];2;0)*60+VLOOKUP([.A6];[$Repertorio.$A$2:$Repertorio.$C$25];3;0)" office:value-type="float" office:value="195" calcext:value-type="float">
            <text:p>195</text:p>
          </table:table-cell>
          <table:table-cell table:formula="of:=VLOOKUP([.A7];[$Repertorio.$A$2:$Repertorio.$D$25];4;0)" office:value-type="string" office:string-value="sí" calcext:value-type="string">
            <text:p>sí</text:p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Screwed Things Up</text:p>
          </table:table-cell>
          <table:table-cell table:formula="of:=VLOOKUP([.A7];[$Repertorio.$A$2:$Repertorio.$C$25];2;0)*60+VLOOKUP([.A7];[$Repertorio.$A$2:$Repertorio.$C$25];3;0)" office:value-type="float" office:value="240" calcext:value-type="float">
            <text:p>240</text:p>
          </table:table-cell>
          <table:table-cell table:formula="of:=VLOOKUP([.A8];[$Repertorio.$A$2:$Repertorio.$D$25];4;0)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Tell Me What’s the Reason</text:p>
          </table:table-cell>
          <table:table-cell table:formula="of:=VLOOKUP([.A8];[$Repertorio.$A$2:$Repertorio.$C$25];2;0)*60+VLOOKUP([.A8];[$Repertorio.$A$2:$Repertorio.$C$25];3;0)" office:value-type="float" office:value="300" calcext:value-type="float">
            <text:p>300</text:p>
          </table:table-cell>
          <table:table-cell table:formula="of:=VLOOKUP([.A9];[$Repertorio.$A$2:$Repertorio.$D$25];4;0)" office:value-type="string" office:string-value="sí" calcext:value-type="string">
            <text:p>sí</text:p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You Don’t Love Me</text:p>
          </table:table-cell>
          <table:table-cell table:formula="of:=VLOOKUP([.A10];[$Repertorio.$A$2:$Repertorio.$C$25];2;0)*60+VLOOKUP([.A10];[$Repertorio.$A$2:$Repertorio.$C$25];3;0)" office:value-type="float" office:value="210" calcext:value-type="float">
            <text:p>210</text:p>
          </table:table-cell>
          <table:table-cell table:formula="of:=VLOOKUP([.A10];[$Repertorio.$A$2:$Repertorio.$D$25];4;0)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Mary Had a Little Lamb</text:p>
          </table:table-cell>
          <table:table-cell table:formula="of:=VLOOKUP([.A11];[$Repertorio.$A$2:$Repertorio.$C$25];2;0)*60+VLOOKUP([.A11];[$Repertorio.$A$2:$Repertorio.$C$25];3;0)" office:value-type="float" office:value="240" calcext:value-type="float">
            <text:p>240</text:p>
          </table:table-cell>
          <table:table-cell table:formula="of:=VLOOKUP([.A11];[$Repertorio.$A$2:$Repertorio.$D$25];4;0)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Cradle Rock</text:p>
          </table:table-cell>
          <table:table-cell table:formula="of:=VLOOKUP([.A12];[$Repertorio.$A$2:$Repertorio.$C$25];2;0)*60+VLOOKUP([.A12];[$Repertorio.$A$2:$Repertorio.$C$25];3;0)" office:value-type="float" office:value="300" calcext:value-type="float">
            <text:p>300</text:p>
          </table:table-cell>
          <table:table-cell table:formula="of:=VLOOKUP([.A12];[$Repertorio.$A$2:$Repertorio.$D$25];4;0)" office:value-type="float" office:value="0" calcext:value-type="float">
            <text:p/>
          </table:table-cell>
          <table:table-cell table:number-columns-repeated="2"/>
        </table:table-row>
      </table:table>
      <table:table table:name="setlist 21" table:style-name="ta1"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8" office:value-type="string" calcext:value-type="string">
            <text:p>Tema</text:p>
          </table:table-cell>
          <table:table-cell table:style-name="ce18" office:value-type="string" calcext:value-type="string">
            <text:p>Duración (s)</text:p>
          </table:table-cell>
          <table:table-cell table:style-name="ce18" office:value-type="string" calcext:value-type="string">
            <text:p>Saxo</text:p>
          </table:table-cell>
          <table:table-cell table:style-name="ce18" office:value-type="string" calcext:value-type="string">
            <text:p>Duración total (m)</text:p>
          </table:table-cell>
          <table:table-cell table:style-name="ce18" table:formula="of:=SUM([.B2:.B13])/60" office:value-type="float" office:value="43.5833333333333" calcext:value-type="float">
            <text:p>43,5833333333333</text:p>
          </table:table-cell>
        </table:table-row>
        <table:table-row table:style-name="ro1">
          <table:table-cell table:content-validation-name="val1" office:value-type="string" calcext:value-type="string">
            <text:p>Killing Floor</text:p>
          </table:table-cell>
          <table:table-cell table:formula="of:=VLOOKUP([.A2];[$Repertorio.$A$2:$Repertorio.$C$25];2;0)*60+VLOOKUP([.A2];[$Repertorio.$A$2:$Repertorio.$C$25];3;0)" office:value-type="float" office:value="240" calcext:value-type="float">
            <text:p>240</text:p>
          </table:table-cell>
          <table:table-cell table:formula="of:=VLOOKUP([.A2];[$Repertorio.$A$2:$Repertorio.$D$17];4;0)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Superman</text:p>
          </table:table-cell>
          <table:table-cell table:formula="of:=VLOOKUP([.A3];[$Repertorio.$A$2:$Repertorio.$C$25];2;0)*60+VLOOKUP([.A3];[$Repertorio.$A$2:$Repertorio.$C$25];3;0)" office:value-type="float" office:value="240" calcext:value-type="float">
            <text:p>240</text:p>
          </table:table-cell>
          <table:table-cell table:formula="of:=VLOOKUP([.A3];[$Repertorio.$A$2:$Repertorio.$D$17];4;0)" office:value-type="string" office:string-value="sí" calcext:value-type="string">
            <text:p>sí</text:p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Summer Nights</text:p>
          </table:table-cell>
          <table:table-cell table:formula="of:=VLOOKUP([.A4];[$Repertorio.$A$2:$Repertorio.$C$25];2;0)*60+VLOOKUP([.A4];[$Repertorio.$A$2:$Repertorio.$C$25];3;0)" office:value-type="float" office:value="210" calcext:value-type="float">
            <text:p>210</text:p>
          </table:table-cell>
          <table:table-cell table:formula="of:=VLOOKUP([.A4];[$Repertorio.$A$2:$Repertorio.$D$17];4;0)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Two Rows</text:p>
          </table:table-cell>
          <table:table-cell table:formula="of:=VLOOKUP([.A5];[$Repertorio.$A$2:$Repertorio.$C$25];2;0)*60+VLOOKUP([.A5];[$Repertorio.$A$2:$Repertorio.$C$25];3;0)" office:value-type="float" office:value="195" calcext:value-type="float">
            <text:p>195</text:p>
          </table:table-cell>
          <table:table-cell table:formula="of:=VLOOKUP([.A5];[$Repertorio.$A$2:$Repertorio.$D$17];4;0)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Todo Tiene Un Precio</text:p>
          </table:table-cell>
          <table:table-cell table:formula="of:=VLOOKUP([.A5];[$Repertorio.$A$2:$Repertorio.$C$25];2;0)*60+VLOOKUP([.A5];[$Repertorio.$A$2:$Repertorio.$C$25];3;0)" office:value-type="float" office:value="195" calcext:value-type="float">
            <text:p>195</text:p>
          </table:table-cell>
          <table:table-cell table:formula="of:=VLOOKUP([.A5];[$Repertorio.$A$2:$Repertorio.$D$17];4;0)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Screwed Things Up</text:p>
          </table:table-cell>
          <table:table-cell table:formula="of:=VLOOKUP([.A6];[$Repertorio.$A$2:$Repertorio.$C$25];2;0)*60+VLOOKUP([.A6];[$Repertorio.$A$2:$Repertorio.$C$25];3;0)" office:value-type="float" office:value="240" calcext:value-type="float">
            <text:p>240</text:p>
          </table:table-cell>
          <table:table-cell table:formula="of:=VLOOKUP([.A6];[$Repertorio.$A$2:$Repertorio.$D$17];4;0)" office:value-type="string" office:string-value="sí" calcext:value-type="string">
            <text:p>sí</text:p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Tell Me What’s the Reason</text:p>
          </table:table-cell>
          <table:table-cell table:formula="of:=VLOOKUP([.A7];[$Repertorio.$A$2:$Repertorio.$C$25];2;0)*60+VLOOKUP([.A7];[$Repertorio.$A$2:$Repertorio.$C$25];3;0)" office:value-type="float" office:value="300" calcext:value-type="float">
            <text:p>300</text:p>
          </table:table-cell>
          <table:table-cell table:formula="of:=VLOOKUP([.A7];[$Repertorio.$A$2:$Repertorio.$D$17];4;0)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Woman Across The River</text:p>
          </table:table-cell>
          <table:table-cell table:formula="of:=VLOOKUP([.A8];[$Repertorio.$A$2:$Repertorio.$C$25];2;0)*60+VLOOKUP([.A8];[$Repertorio.$A$2:$Repertorio.$C$25];3;0)" office:value-type="float" office:value="300" calcext:value-type="float">
            <text:p>300</text:p>
          </table:table-cell>
          <table:table-cell table:formula="of:=VLOOKUP([.A8];[$Repertorio.$A$2:$Repertorio.$D$17];4;0)" office:value-type="string" office:string-value="sí" calcext:value-type="string">
            <text:p>sí</text:p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Rollin And Tumblin</text:p>
          </table:table-cell>
          <table:table-cell table:formula="of:=VLOOKUP([.A10];[$Repertorio.$A$2:$Repertorio.$C$25];2;0)*60+VLOOKUP([.A10];[$Repertorio.$A$2:$Repertorio.$C$25];3;0)" office:value-type="float" office:value="155" calcext:value-type="float">
            <text:p>155</text:p>
          </table:table-cell>
          <table:table-cell table:formula="of:=VLOOKUP([.A10];[$Repertorio.$A$2:$Repertorio.$D$17];4;0)" office:value-type="string" office:string-value="sí" calcext:value-type="string">
            <text:p>sí</text:p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Johnny B Goode</text:p>
          </table:table-cell>
          <table:table-cell table:formula="of:=VLOOKUP([.A11];[$Repertorio.$A$2:$Repertorio.$C$25];2;0)*60+VLOOKUP([.A11];[$Repertorio.$A$2:$Repertorio.$C$25];3;0)" office:value-type="float" office:value="240" calcext:value-type="float">
            <text:p>240</text:p>
          </table:table-cell>
          <table:table-cell table:formula="of:=VLOOKUP([.A11];[$Repertorio.$A$2:$Repertorio.$D$17];4;0)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Cradle Rock</text:p>
          </table:table-cell>
          <table:table-cell table:formula="of:=VLOOKUP([.A12];[$Repertorio.$A$2:$Repertorio.$C$25];2;0)*60+VLOOKUP([.A12];[$Repertorio.$A$2:$Repertorio.$C$25];3;0)" office:value-type="float" office:value="300" calcext:value-type="float">
            <text:p>300</text:p>
          </table:table-cell>
          <table:table-cell table:formula="of:=VLOOKUP([.A12];[$Repertorio.$A$2:$Repertorio.$D$17];4;0)" office:value-type="float" office:value="0" calcext:value-type="float">
            <text:p/>
          </table:table-cell>
          <table:table-cell table:number-columns-repeated="2"/>
        </table:table-row>
      </table:table>
      <table:table table:name="setlist 22" table:style-name="ta1"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8" office:value-type="string" calcext:value-type="string">
            <text:p>Tema</text:p>
          </table:table-cell>
          <table:table-cell table:style-name="ce18" office:value-type="string" calcext:value-type="string">
            <text:p>Duración (s)</text:p>
          </table:table-cell>
          <table:table-cell table:style-name="ce18" office:value-type="string" calcext:value-type="string">
            <text:p>Saxo</text:p>
          </table:table-cell>
          <table:table-cell table:style-name="ce18" office:value-type="string" calcext:value-type="string">
            <text:p>Duración total (m)</text:p>
          </table:table-cell>
          <table:table-cell table:style-name="ce18" table:formula="of:=SUM([.B2:.B27])/60" office:value-type="float" office:value="64.5833333333333" calcext:value-type="float">
            <text:p>64,5833333333333</text:p>
          </table:table-cell>
        </table:table-row>
        <table:table-row table:style-name="ro1">
          <table:table-cell table:content-validation-name="val1" office:value-type="string" calcext:value-type="string">
            <text:p>Milkcow</text:p>
          </table:table-cell>
          <table:table-cell table:formula="of:=VLOOKUP([.A2];[$Repertorio.$A$2:$Repertorio.$C$25];2;0)*60+VLOOKUP([.A2];[$Repertorio.$A$2:$Repertorio.$C$25];3;0)" office:value-type="float" office:value="180" calcext:value-type="float">
            <text:p>180</text:p>
          </table:table-cell>
          <table:table-cell table:formula="of:=VLOOKUP([.A2];[$Repertorio.$A$2:$Repertorio.$D$25];4;0)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Superman</text:p>
          </table:table-cell>
          <table:table-cell table:formula="of:=VLOOKUP([.A3];[$Repertorio.$A$2:$Repertorio.$C$25];2;0)*60+VLOOKUP([.A3];[$Repertorio.$A$2:$Repertorio.$C$25];3;0)" office:value-type="float" office:value="240" calcext:value-type="float">
            <text:p>240</text:p>
          </table:table-cell>
          <table:table-cell table:formula="of:=VLOOKUP([.A3];[$Repertorio.$A$2:$Repertorio.$D$25];4;0)" office:value-type="string" office:string-value="sí" calcext:value-type="string">
            <text:p>sí</text:p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Cause Of It All</text:p>
          </table:table-cell>
          <table:table-cell table:formula="of:=VLOOKUP([.A4];[$Repertorio.$A$2:$Repertorio.$C$25];2;0)*60+VLOOKUP([.A4];[$Repertorio.$A$2:$Repertorio.$C$25];3;0)" office:value-type="float" office:value="225" calcext:value-type="float">
            <text:p>225</text:p>
          </table:table-cell>
          <table:table-cell table:formula="of:=VLOOKUP([.A4];[$Repertorio.$A$2:$Repertorio.$D$25];4;0)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Killing Floor</text:p>
          </table:table-cell>
          <table:table-cell table:formula="of:=VLOOKUP([.A5];[$Repertorio.$A$2:$Repertorio.$C$25];2;0)*60+VLOOKUP([.A5];[$Repertorio.$A$2:$Repertorio.$C$25];3;0)" office:value-type="float" office:value="240" calcext:value-type="float">
            <text:p>240</text:p>
          </table:table-cell>
          <table:table-cell table:formula="of:=VLOOKUP([.A5];[$Repertorio.$A$2:$Repertorio.$D$25];4;0)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Goombay Rock</text:p>
          </table:table-cell>
          <table:table-cell table:formula="of:=VLOOKUP([.A6];[$Repertorio.$A$2:$Repertorio.$C$25];2;0)*60+VLOOKUP([.A6];[$Repertorio.$A$2:$Repertorio.$C$25];3;0)" office:value-type="float" office:value="180" calcext:value-type="float">
            <text:p>180</text:p>
          </table:table-cell>
          <table:table-cell table:formula="of:=VLOOKUP([.A6];[$Repertorio.$A$2:$Repertorio.$D$25];4;0)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Rollin And Tumblin</text:p>
          </table:table-cell>
          <table:table-cell table:formula="of:=VLOOKUP([.A7];[$Repertorio.$A$2:$Repertorio.$C$25];2;0)*60+VLOOKUP([.A7];[$Repertorio.$A$2:$Repertorio.$C$25];3;0)" office:value-type="float" office:value="155" calcext:value-type="float">
            <text:p>155</text:p>
          </table:table-cell>
          <table:table-cell table:formula="of:=VLOOKUP([.A7];[$Repertorio.$A$2:$Repertorio.$D$25];4;0)" office:value-type="string" office:string-value="sí" calcext:value-type="string">
            <text:p>sí</text:p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Summer Nights</text:p>
          </table:table-cell>
          <table:table-cell table:formula="of:=VLOOKUP([.A8];[$Repertorio.$A$2:$Repertorio.$C$25];2;0)*60+VLOOKUP([.A8];[$Repertorio.$A$2:$Repertorio.$C$25];3;0)" office:value-type="float" office:value="210" calcext:value-type="float">
            <text:p>210</text:p>
          </table:table-cell>
          <table:table-cell table:formula="of:=VLOOKUP([.A8];[$Repertorio.$A$2:$Repertorio.$D$25];4;0)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Two Rows</text:p>
          </table:table-cell>
          <table:table-cell table:formula="of:=VLOOKUP([.A9];[$Repertorio.$A$2:$Repertorio.$C$25];2;0)*60+VLOOKUP([.A9];[$Repertorio.$A$2:$Repertorio.$C$25];3;0)" office:value-type="float" office:value="195" calcext:value-type="float">
            <text:p>195</text:p>
          </table:table-cell>
          <table:table-cell table:formula="of:=VLOOKUP([.A9];[$Repertorio.$A$2:$Repertorio.$D$25];4;0)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Todo Tiene Un Precio</text:p>
          </table:table-cell>
          <table:table-cell table:formula="of:=VLOOKUP([.A10];[$Repertorio.$A$2:$Repertorio.$C$25];2;0)*60+VLOOKUP([.A10];[$Repertorio.$A$2:$Repertorio.$C$25];3;0)" office:value-type="float" office:value="240" calcext:value-type="float">
            <text:p>240</text:p>
          </table:table-cell>
          <table:table-cell table:formula="of:=VLOOKUP([.A10];[$Repertorio.$A$2:$Repertorio.$D$25];4;0)" office:value-type="string" office:string-value="sí" calcext:value-type="string">
            <text:p>sí</text:p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Screwed Things Up</text:p>
          </table:table-cell>
          <table:table-cell table:formula="of:=VLOOKUP([.A11];[$Repertorio.$A$2:$Repertorio.$C$25];2;0)*60+VLOOKUP([.A11];[$Repertorio.$A$2:$Repertorio.$C$25];3;0)" office:value-type="float" office:value="300" calcext:value-type="float">
            <text:p>300</text:p>
          </table:table-cell>
          <table:table-cell table:formula="of:=VLOOKUP([.A11];[$Repertorio.$A$2:$Repertorio.$D$25];4;0)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It’s A Low Down Dirty Shame</text:p>
          </table:table-cell>
          <table:table-cell table:formula="of:=VLOOKUP([.A12];[$Repertorio.$A$2:$Repertorio.$C$25];2;0)*60+VLOOKUP([.A12];[$Repertorio.$A$2:$Repertorio.$C$25];3;0)" office:value-type="float" office:value="180" calcext:value-type="float">
            <text:p>180</text:p>
          </table:table-cell>
          <table:table-cell table:formula="of:=VLOOKUP([.A12];[$Repertorio.$A$2:$Repertorio.$D$25];4;0)" office:value-type="string" office:string-value="sí" calcext:value-type="string">
            <text:p>sí</text:p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Tell Me What’s the Reason</text:p>
          </table:table-cell>
          <table:table-cell table:formula="of:=VLOOKUP([.A13];[$Repertorio.$A$2:$Repertorio.$C$25];2;0)*60+VLOOKUP([.A13];[$Repertorio.$A$2:$Repertorio.$C$25];3;0)" office:value-type="float" office:value="300" calcext:value-type="float">
            <text:p>300</text:p>
          </table:table-cell>
          <table:table-cell table:formula="of:=VLOOKUP([.A13];[$Repertorio.$A$2:$Repertorio.$D$25];4;0)" office:value-type="string" office:string-value="sí" calcext:value-type="string">
            <text:p>sí</text:p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You Don’t Love Me</text:p>
          </table:table-cell>
          <table:table-cell table:formula="of:=VLOOKUP([.A14];[$Repertorio.$A$2:$Repertorio.$C$25];2;0)*60+VLOOKUP([.A14];[$Repertorio.$A$2:$Repertorio.$C$25];3;0)" office:value-type="float" office:value="210" calcext:value-type="float">
            <text:p>210</text:p>
          </table:table-cell>
          <table:table-cell table:formula="of:=VLOOKUP([.A14];[$Repertorio.$A$2:$Repertorio.$D$25];4;0)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Johnny B Goode</text:p>
          </table:table-cell>
          <table:table-cell table:formula="of:=VLOOKUP([.A15];[$Repertorio.$A$2:$Repertorio.$C$25];2;0)*60+VLOOKUP([.A15];[$Repertorio.$A$2:$Repertorio.$C$25];3;0)" office:value-type="float" office:value="240" calcext:value-type="float">
            <text:p>240</text:p>
          </table:table-cell>
          <table:table-cell table:formula="of:=VLOOKUP([.A15];[$Repertorio.$A$2:$Repertorio.$D$25];4;0)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Woman Across The River</text:p>
          </table:table-cell>
          <table:table-cell table:formula="of:=VLOOKUP([.A16];[$Repertorio.$A$2:$Repertorio.$C$25];2;0)*60+VLOOKUP([.A16];[$Repertorio.$A$2:$Repertorio.$C$25];3;0)" office:value-type="float" office:value="240" calcext:value-type="float">
            <text:p>240</text:p>
          </table:table-cell>
          <table:table-cell table:formula="of:=VLOOKUP([.A16];[$Repertorio.$A$2:$Repertorio.$D$25];4;0)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Mary Had a Little Lamb</text:p>
          </table:table-cell>
          <table:table-cell table:formula="of:=VLOOKUP([.A17];[$Repertorio.$A$2:$Repertorio.$C$25];2;0)*60+VLOOKUP([.A17];[$Repertorio.$A$2:$Repertorio.$C$25];3;0)" office:value-type="float" office:value="240" calcext:value-type="float">
            <text:p>240</text:p>
          </table:table-cell>
          <table:table-cell table:formula="of:=VLOOKUP([.A17];[$Repertorio.$A$2:$Repertorio.$D$25];4;0)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Cradle Rock</text:p>
          </table:table-cell>
          <table:table-cell table:formula="of:=VLOOKUP([.A18];[$Repertorio.$A$2:$Repertorio.$C$25];2;0)*60+VLOOKUP([.A18];[$Repertorio.$A$2:$Repertorio.$C$25];3;0)" office:value-type="float" office:value="300" calcext:value-type="float">
            <text:p>300</text:p>
          </table:table-cell>
          <table:table-cell table:formula="of:=VLOOKUP([.A18];[$Repertorio.$A$2:$Repertorio.$D$25];4;0)" office:value-type="float" office:value="0" calcext:value-type="float">
            <text:p/>
          </table:table-cell>
          <table:table-cell table:number-columns-repeated="2"/>
        </table:table-row>
        <table:table-row table:style-name="ro1" table:number-rows-repeated="6">
          <table:table-cell table:content-validation-name="val1"/>
          <table:table-cell table:number-columns-repeated="4"/>
        </table:table-row>
        <table:table-row table:style-name="ro1">
          <table:table-cell table:content-validation-name="val1"/>
          <table:table-cell table:number-columns-repeated="4"/>
        </table:table-row>
      </table:table>
      <table:table table:name="setlist 27052023" table:style-name="ta1">
        <office:forms form:automatic-focus="false" form:apply-design-mode="false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5" table:default-cell-style-name="Default"/>
        <table:table-column table:style-name="co8" table:default-cell-style-name="ce16"/>
        <table:table-row table:style-name="ro1">
          <table:table-cell table:style-name="ce18" office:value-type="string" calcext:value-type="string">
            <text:p>CASA PEPE 27/5/2023</text:p>
          </table:table-cell>
          <table:table-cell table:number-columns-repeated="7"/>
          <table:table-cell table:style-name="Default"/>
        </table:table-row>
        <table:table-row table:style-name="ro1">
          <table:table-cell table:style-name="ce18" office:value-type="string" calcext:value-type="string">
            <text:p>Tema</text:p>
          </table:table-cell>
          <table:table-cell table:style-name="ce18" office:value-type="string" calcext:value-type="string">
            <text:p>Tono</text:p>
          </table:table-cell>
          <table:table-cell table:style-name="ce18" office:value-type="string" calcext:value-type="string">
            <text:p>Tono armónica</text:p>
          </table:table-cell>
          <table:table-cell table:style-name="ce18" office:value-type="string" calcext:value-type="string">
            <text:p>Duración (s)</text:p>
          </table:table-cell>
          <table:table-cell table:style-name="ce18" office:value-type="string" calcext:value-type="string">
            <text:p>Saxo</text:p>
          </table:table-cell>
          <table:table-cell table:style-name="ce18" office:value-type="string" calcext:value-type="string">
            <text:p>Duración total (m)</text:p>
          </table:table-cell>
          <table:table-cell table:style-name="ce18" table:formula="of:=SUM([.D3:.D42])/60" office:value-type="float" office:value="108.583333333333" calcext:value-type="float">
            <text:p>108,583333333333</text:p>
          </table:table-cell>
          <table:table-cell table:number-columns-repeated="2"/>
        </table:table-row>
        <table:table-row table:style-name="ro1">
          <table:table-cell table:content-validation-name="val2" office:value-type="string" calcext:value-type="string">
            <text:p>Superman</text:p>
          </table:table-cell>
          <table:table-cell table:content-validation-name="val3" table:formula="of:=COM.MICROSOFT.CONCAT(&quot;(&quot;;VLOOKUP([.A3];[$Repertorio.$A$2:$Repertorio.$F$44];5;0);&quot;)&quot;)" office:value-type="string" office:string-value="(E)" calcext:value-type="string">
            <text:p>(E)</text:p>
          </table:table-cell>
          <table:table-cell table:content-validation-name="val3" table:formula="of:=COM.MICROSOFT.CONCAT(&quot;[&quot;;IFERROR(VLOOKUP(MID([.B3];2;1);[$tonos.$A$2:.$C$12];2;0);&quot;&quot;);&quot;]&quot;)" office:value-type="string" office:string-value="[A]" calcext:value-type="string">
            <text:p>[A]</text:p>
          </table:table-cell>
          <table:table-cell table:formula="of:=VLOOKUP([.A3];[$Repertorio.$A$2:$Repertorio.$C$44];2;0)*60+VLOOKUP([.A3];[$Repertorio.$A$2:$Repertorio.$C$44];3;0)" office:value-type="float" office:value="240" calcext:value-type="float">
            <text:p>240</text:p>
          </table:table-cell>
          <table:table-cell table:formula="of:=VLOOKUP([.A3];[$Repertorio.$A$2:$Repertorio.$D$44];4;0)" office:value-type="string" office:string-value="sí" calcext:value-type="string">
            <text:p>sí</text:p>
          </table:table-cell>
          <table:table-cell table:number-columns-repeated="4"/>
        </table:table-row>
        <table:table-row table:style-name="ro1">
          <table:table-cell table:content-validation-name="val2" office:value-type="string" calcext:value-type="string">
            <text:p>Milkcow</text:p>
          </table:table-cell>
          <table:table-cell table:content-validation-name="val3" table:formula="of:=COM.MICROSOFT.CONCAT(&quot;(&quot;;VLOOKUP([.A4];[$Repertorio.$A$2:$Repertorio.$F$44];5;0);&quot;)&quot;)" office:value-type="string" office:string-value="(A)" calcext:value-type="string">
            <text:p>(A)</text:p>
          </table:table-cell>
          <table:table-cell table:content-validation-name="val3" table:formula="of:=COM.MICROSOFT.CONCAT(&quot;[&quot;;IFERROR(VLOOKUP(MID([.B4];2;1);[$tonos.$A$2:.$C$12];2;0);&quot;&quot;);&quot;]&quot;)" office:value-type="string" office:string-value="[D]" calcext:value-type="string">
            <text:p>[D]</text:p>
          </table:table-cell>
          <table:table-cell table:formula="of:=VLOOKUP([.A4];[$Repertorio.$A$2:$Repertorio.$C$44];2;0)*60+VLOOKUP([.A4];[$Repertorio.$A$2:$Repertorio.$C$44];3;0)" office:value-type="float" office:value="180" calcext:value-type="float">
            <text:p>180</text:p>
          </table:table-cell>
          <table:table-cell table:formula="of:=VLOOKUP([.A4];[$Repertorio.$A$2:$Repertorio.$D$44];4;0)" office:value-type="float" office:value="0" calcext:value-type="float">
            <text:p/>
          </table:table-cell>
          <table:table-cell table:number-columns-repeated="4"/>
        </table:table-row>
        <table:table-row table:style-name="ro1">
          <table:table-cell table:content-validation-name="val2" office:value-type="string" calcext:value-type="string">
            <text:p>Hoochie Coochie Man</text:p>
          </table:table-cell>
          <table:table-cell table:content-validation-name="val3" table:formula="of:=COM.MICROSOFT.CONCAT(&quot;(&quot;;VLOOKUP([.A5];[$Repertorio.$A$2:$Repertorio.$F$44];5;0);&quot;)&quot;)" office:value-type="string" office:string-value="(A)" calcext:value-type="string">
            <text:p>(A)</text:p>
          </table:table-cell>
          <table:table-cell table:content-validation-name="val3" table:formula="of:=COM.MICROSOFT.CONCAT(&quot;[&quot;;IFERROR(VLOOKUP(MID([.B5];2;1);[$tonos.$A$2:.$C$12];2;0);&quot;&quot;);&quot;]&quot;)" office:value-type="string" office:string-value="[D]" calcext:value-type="string">
            <text:p>[D]</text:p>
          </table:table-cell>
          <table:table-cell table:formula="of:=VLOOKUP([.A5];[$Repertorio.$A$2:$Repertorio.$C$44];2;0)*60+VLOOKUP([.A5];[$Repertorio.$A$2:$Repertorio.$C$44];3;0)" office:value-type="float" office:value="180" calcext:value-type="float">
            <text:p>180</text:p>
          </table:table-cell>
          <table:table-cell table:formula="of:=VLOOKUP([.A5];[$Repertorio.$A$2:$Repertorio.$D$44];4;0)" office:value-type="float" office:value="0" calcext:value-type="float">
            <text:p/>
          </table:table-cell>
          <table:table-cell table:number-columns-repeated="3"/>
          <table:table-cell table:style-name="ce17"/>
        </table:table-row>
        <table:table-row table:style-name="ro1">
          <table:table-cell table:content-validation-name="val2" office:value-type="string" calcext:value-type="string">
            <text:p>Killing Floor</text:p>
          </table:table-cell>
          <table:table-cell table:content-validation-name="val3" table:formula="of:=COM.MICROSOFT.CONCAT(&quot;(&quot;;VLOOKUP([.A6];[$Repertorio.$A$2:$Repertorio.$F$44];5;0);&quot;)&quot;)" office:value-type="string" office:string-value="(A)" calcext:value-type="string">
            <text:p>(A)</text:p>
          </table:table-cell>
          <table:table-cell table:content-validation-name="val3" table:formula="of:=COM.MICROSOFT.CONCAT(&quot;[&quot;;IFERROR(VLOOKUP(MID([.B6];2;1);[$tonos.$A$2:.$C$12];2;0);&quot;&quot;);&quot;]&quot;)" office:value-type="string" office:string-value="[D]" calcext:value-type="string">
            <text:p>[D]</text:p>
          </table:table-cell>
          <table:table-cell table:formula="of:=VLOOKUP([.A6];[$Repertorio.$A$2:$Repertorio.$C$44];2;0)*60+VLOOKUP([.A6];[$Repertorio.$A$2:$Repertorio.$C$44];3;0)" office:value-type="float" office:value="240" calcext:value-type="float">
            <text:p>240</text:p>
          </table:table-cell>
          <table:table-cell table:formula="of:=VLOOKUP([.A6];[$Repertorio.$A$2:$Repertorio.$D$44];4;0)" office:value-type="float" office:value="0" calcext:value-type="float">
            <text:p/>
          </table:table-cell>
          <table:table-cell table:number-columns-repeated="3"/>
          <table:table-cell table:style-name="ce17"/>
        </table:table-row>
        <table:table-row table:style-name="ro1">
          <table:table-cell table:content-validation-name="val2" office:value-type="string" calcext:value-type="string">
            <text:p>Screwed Things Up</text:p>
          </table:table-cell>
          <table:table-cell table:content-validation-name="val3" table:formula="of:=COM.MICROSOFT.CONCAT(&quot;(&quot;;VLOOKUP([.A7];[$Repertorio.$A$2:$Repertorio.$F$44];5;0);&quot;)&quot;)" office:value-type="string" office:string-value="(G)" calcext:value-type="string">
            <text:p>(G)</text:p>
          </table:table-cell>
          <table:table-cell table:content-validation-name="val3" table:formula="of:=COM.MICROSOFT.CONCAT(&quot;[&quot;;IFERROR(VLOOKUP(MID([.B7];2;1);[$tonos.$A$2:.$C$12];2;0);&quot;&quot;);&quot;]&quot;)" office:value-type="string" office:string-value="[C]" calcext:value-type="string">
            <text:p>[C]</text:p>
          </table:table-cell>
          <table:table-cell table:formula="of:=VLOOKUP([.A7];[$Repertorio.$A$2:$Repertorio.$C$44];2;0)*60+VLOOKUP([.A7];[$Repertorio.$A$2:$Repertorio.$C$44];3;0)" office:value-type="float" office:value="300" calcext:value-type="float">
            <text:p>300</text:p>
          </table:table-cell>
          <table:table-cell table:formula="of:=VLOOKUP([.A7];[$Repertorio.$A$2:$Repertorio.$D$44];4;0)" office:value-type="float" office:value="0" calcext:value-type="float">
            <text:p/>
          </table:table-cell>
          <table:table-cell table:number-columns-repeated="4"/>
        </table:table-row>
        <table:table-row table:style-name="ro1">
          <table:table-cell table:content-validation-name="val2" office:value-type="string" calcext:value-type="string">
            <text:p>Summer Nights</text:p>
          </table:table-cell>
          <table:table-cell table:content-validation-name="val3" table:formula="of:=COM.MICROSOFT.CONCAT(&quot;(&quot;;VLOOKUP([.A8];[$Repertorio.$A$2:$Repertorio.$F$44];5;0);&quot;)&quot;)" office:value-type="string" office:string-value="(C)" calcext:value-type="string">
            <text:p>(C)</text:p>
          </table:table-cell>
          <table:table-cell table:content-validation-name="val3" table:formula="of:=COM.MICROSOFT.CONCAT(&quot;[&quot;;IFERROR(VLOOKUP(MID([.B8];2;1);[$tonos.$A$2:.$C$12];2;0);&quot;&quot;);&quot;]&quot;)" office:value-type="string" office:string-value="[F]" calcext:value-type="string">
            <text:p>[F]</text:p>
          </table:table-cell>
          <table:table-cell table:formula="of:=VLOOKUP([.A8];[$Repertorio.$A$2:$Repertorio.$C$44];2;0)*60+VLOOKUP([.A8];[$Repertorio.$A$2:$Repertorio.$C$44];3;0)" office:value-type="float" office:value="210" calcext:value-type="float">
            <text:p>210</text:p>
          </table:table-cell>
          <table:table-cell table:formula="of:=VLOOKUP([.A8];[$Repertorio.$A$2:$Repertorio.$D$44];4;0)" office:value-type="float" office:value="0" calcext:value-type="float">
            <text:p/>
          </table:table-cell>
          <table:table-cell table:number-columns-repeated="4"/>
        </table:table-row>
        <table:table-row table:style-name="ro1">
          <table:table-cell table:content-validation-name="val2" office:value-type="string" calcext:value-type="string">
            <text:p>It’s A Low Down Dirty Shame</text:p>
          </table:table-cell>
          <table:table-cell table:content-validation-name="val3" table:formula="of:=COM.MICROSOFT.CONCAT(&quot;(&quot;;VLOOKUP([.A9];[$Repertorio.$A$2:$Repertorio.$F$44];5;0);&quot;)&quot;)" office:value-type="string" office:string-value="(G)" calcext:value-type="string">
            <text:p>(G)</text:p>
          </table:table-cell>
          <table:table-cell table:content-validation-name="val3" table:formula="of:=COM.MICROSOFT.CONCAT(&quot;[&quot;;IFERROR(VLOOKUP(MID([.B9];2;1);[$tonos.$A$2:.$C$12];2;0);&quot;&quot;);&quot;]&quot;)" office:value-type="string" office:string-value="[C]" calcext:value-type="string">
            <text:p>[C]</text:p>
          </table:table-cell>
          <table:table-cell table:formula="of:=VLOOKUP([.A9];[$Repertorio.$A$2:$Repertorio.$C$44];2;0)*60+VLOOKUP([.A9];[$Repertorio.$A$2:$Repertorio.$C$44];3;0)" office:value-type="float" office:value="180" calcext:value-type="float">
            <text:p>180</text:p>
          </table:table-cell>
          <table:table-cell table:formula="of:=VLOOKUP([.A9];[$Repertorio.$A$2:$Repertorio.$D$44];4;0)" office:value-type="string" office:string-value="sí" calcext:value-type="string">
            <text:p>sí</text:p>
          </table:table-cell>
          <table:table-cell table:number-columns-repeated="4"/>
        </table:table-row>
        <table:table-row table:style-name="ro1">
          <table:table-cell table:content-validation-name="val2" office:value-type="string" calcext:value-type="string">
            <text:p>Messing With The Kid</text:p>
          </table:table-cell>
          <table:table-cell table:content-validation-name="val3" table:formula="of:=COM.MICROSOFT.CONCAT(&quot;(&quot;;VLOOKUP([.A10];[$Repertorio.$A$2:$Repertorio.$F$44];5;0);&quot;)&quot;)" office:value-type="string" office:string-value="(D)" calcext:value-type="string">
            <text:p>(D)</text:p>
          </table:table-cell>
          <table:table-cell table:content-validation-name="val3" table:formula="of:=COM.MICROSOFT.CONCAT(&quot;[&quot;;IFERROR(VLOOKUP(MID([.B10];2;1);[$tonos.$A$2:.$C$12];2;0);&quot;&quot;);&quot;]&quot;)" office:value-type="string" office:string-value="[G]" calcext:value-type="string">
            <text:p>[G]</text:p>
          </table:table-cell>
          <table:table-cell table:formula="of:=VLOOKUP([.A10];[$Repertorio.$A$2:$Repertorio.$C$44];2;0)*60+VLOOKUP([.A10];[$Repertorio.$A$2:$Repertorio.$C$44];3;0)" office:value-type="float" office:value="180" calcext:value-type="float">
            <text:p>180</text:p>
          </table:table-cell>
          <table:table-cell table:formula="of:=VLOOKUP([.A10];[$Repertorio.$A$2:$Repertorio.$D$44];4;0)" office:value-type="float" office:value="0" calcext:value-type="float">
            <text:p/>
          </table:table-cell>
          <table:table-cell table:number-columns-repeated="4"/>
        </table:table-row>
        <table:table-row table:style-name="ro1">
          <table:table-cell table:content-validation-name="val2" office:value-type="string" calcext:value-type="string">
            <text:p>Woman Across The River</text:p>
          </table:table-cell>
          <table:table-cell table:content-validation-name="val3" table:formula="of:=COM.MICROSOFT.CONCAT(&quot;(&quot;;VLOOKUP([.A11];[$Repertorio.$A$2:$Repertorio.$F$44];5;0);&quot;)&quot;)" office:value-type="string" office:string-value="(C)" calcext:value-type="string">
            <text:p>(C)</text:p>
          </table:table-cell>
          <table:table-cell table:content-validation-name="val3" table:formula="of:=COM.MICROSOFT.CONCAT(&quot;[&quot;;IFERROR(VLOOKUP(MID([.B11];2;1);[$tonos.$A$2:.$C$12];2;0);&quot;&quot;);&quot;]&quot;)" office:value-type="string" office:string-value="[F]" calcext:value-type="string">
            <text:p>[F]</text:p>
          </table:table-cell>
          <table:table-cell table:formula="of:=VLOOKUP([.A11];[$Repertorio.$A$2:$Repertorio.$C$44];2;0)*60+VLOOKUP([.A11];[$Repertorio.$A$2:$Repertorio.$C$44];3;0)" office:value-type="float" office:value="240" calcext:value-type="float">
            <text:p>240</text:p>
          </table:table-cell>
          <table:table-cell table:formula="of:=VLOOKUP([.A11];[$Repertorio.$A$2:$Repertorio.$D$44];4;0)" office:value-type="float" office:value="0" calcext:value-type="float">
            <text:p/>
          </table:table-cell>
          <table:table-cell table:number-columns-repeated="4"/>
        </table:table-row>
        <table:table-row table:style-name="ro1">
          <table:table-cell table:content-validation-name="val2" office:value-type="string" calcext:value-type="string">
            <text:p>Mary Had a Little Lamb</text:p>
          </table:table-cell>
          <table:table-cell table:content-validation-name="val3" table:formula="of:=COM.MICROSOFT.CONCAT(&quot;(&quot;;VLOOKUP([.A12];[$Repertorio.$A$2:$Repertorio.$F$44];5;0);&quot;)&quot;)" office:value-type="string" office:string-value="(E)" calcext:value-type="string">
            <text:p>(E)</text:p>
          </table:table-cell>
          <table:table-cell table:content-validation-name="val3" table:formula="of:=COM.MICROSOFT.CONCAT(&quot;[&quot;;IFERROR(VLOOKUP(MID([.B12];2;1);[$tonos.$A$2:.$C$12];2;0);&quot;&quot;);&quot;]&quot;)" office:value-type="string" office:string-value="[A]" calcext:value-type="string">
            <text:p>[A]</text:p>
          </table:table-cell>
          <table:table-cell table:formula="of:=VLOOKUP([.A12];[$Repertorio.$A$2:$Repertorio.$C$44];2;0)*60+VLOOKUP([.A12];[$Repertorio.$A$2:$Repertorio.$C$44];3;0)" office:value-type="float" office:value="240" calcext:value-type="float">
            <text:p>240</text:p>
          </table:table-cell>
          <table:table-cell table:formula="of:=VLOOKUP([.A12];[$Repertorio.$A$2:$Repertorio.$D$44];4;0)" office:value-type="float" office:value="0" calcext:value-type="float">
            <text:p/>
          </table:table-cell>
          <table:table-cell table:number-columns-repeated="4"/>
        </table:table-row>
        <table:table-row table:style-name="ro1">
          <table:table-cell table:style-name="ce7" table:content-validation-name="val2" office:value-type="string" calcext:value-type="string">
            <text:p>Tell Me What’s the Reason</text:p>
          </table:table-cell>
          <table:table-cell table:content-validation-name="val3" table:formula="of:=COM.MICROSOFT.CONCAT(&quot;(&quot;;VLOOKUP([.A13];[$Repertorio.$A$2:$Repertorio.$F$44];5;0);&quot;)&quot;)" office:value-type="string" office:string-value="(A)" calcext:value-type="string">
            <text:p>(A)</text:p>
          </table:table-cell>
          <table:table-cell table:content-validation-name="val3" table:formula="of:=COM.MICROSOFT.CONCAT(&quot;[&quot;;IFERROR(VLOOKUP(MID([.B13];2;1);[$tonos.$A$2:.$C$12];2;0);&quot;&quot;);&quot;]&quot;)" office:value-type="string" office:string-value="[D]" calcext:value-type="string">
            <text:p>[D]</text:p>
          </table:table-cell>
          <table:table-cell table:formula="of:=VLOOKUP([.A13];[$Repertorio.$A$2:$Repertorio.$C$44];2;0)*60+VLOOKUP([.A13];[$Repertorio.$A$2:$Repertorio.$C$44];3;0)" office:value-type="float" office:value="300" calcext:value-type="float">
            <text:p>300</text:p>
          </table:table-cell>
          <table:table-cell table:formula="of:=VLOOKUP([.A13];[$Repertorio.$A$2:$Repertorio.$D$44];4;0)" office:value-type="string" office:string-value="sí" calcext:value-type="string">
            <text:p>sí</text:p>
          </table:table-cell>
          <table:table-cell table:number-columns-repeated="4"/>
        </table:table-row>
        <table:table-row table:style-name="ro1">
          <table:table-cell table:content-validation-name="val2" office:value-type="string" calcext:value-type="string">
            <text:p>Todo Tiene Un Precio</text:p>
          </table:table-cell>
          <table:table-cell table:content-validation-name="val3" table:formula="of:=COM.MICROSOFT.CONCAT(&quot;(&quot;;VLOOKUP([.A14];[$Repertorio.$A$2:$Repertorio.$F$44];5;0);&quot;)&quot;)" office:value-type="string" office:string-value="(A)" calcext:value-type="string">
            <text:p>(A)</text:p>
          </table:table-cell>
          <table:table-cell table:content-validation-name="val3" table:formula="of:=COM.MICROSOFT.CONCAT(&quot;[&quot;;IFERROR(VLOOKUP(MID([.B14];2;1);[$tonos.$A$2:.$C$12];2;0);&quot;&quot;);&quot;]&quot;)" office:value-type="string" office:string-value="[D]" calcext:value-type="string">
            <text:p>[D]</text:p>
          </table:table-cell>
          <table:table-cell table:formula="of:=VLOOKUP([.A14];[$Repertorio.$A$2:$Repertorio.$C$44];2;0)*60+VLOOKUP([.A14];[$Repertorio.$A$2:$Repertorio.$C$44];3;0)" office:value-type="float" office:value="240" calcext:value-type="float">
            <text:p>240</text:p>
          </table:table-cell>
          <table:table-cell table:formula="of:=VLOOKUP([.A14];[$Repertorio.$A$2:$Repertorio.$D$44];4;0)" office:value-type="string" office:string-value="sí" calcext:value-type="string">
            <text:p>sí</text:p>
          </table:table-cell>
          <table:table-cell table:number-columns-repeated="4"/>
        </table:table-row>
        <table:table-row table:style-name="ro1">
          <table:table-cell table:content-validation-name="val2" office:value-type="string" calcext:value-type="string">
            <text:p>Get Back</text:p>
          </table:table-cell>
          <table:table-cell table:content-validation-name="val3" table:formula="of:=COM.MICROSOFT.CONCAT(&quot;(&quot;;VLOOKUP([.A15];[$Repertorio.$A$2:$Repertorio.$F$44];5;0);&quot;)&quot;)" office:value-type="string" office:string-value="(A)" calcext:value-type="string">
            <text:p>(A)</text:p>
          </table:table-cell>
          <table:table-cell table:content-validation-name="val3" table:formula="of:=COM.MICROSOFT.CONCAT(&quot;[&quot;;IFERROR(VLOOKUP(MID([.B15];2;1);[$tonos.$A$2:.$C$12];2;0);&quot;&quot;);&quot;]&quot;)" office:value-type="string" office:string-value="[D]" calcext:value-type="string">
            <text:p>[D]</text:p>
          </table:table-cell>
          <table:table-cell table:formula="of:=VLOOKUP([.A15];[$Repertorio.$A$2:$Repertorio.$C$44];2;0)*60+VLOOKUP([.A15];[$Repertorio.$A$2:$Repertorio.$C$44];3;0)" office:value-type="float" office:value="180" calcext:value-type="float">
            <text:p>180</text:p>
          </table:table-cell>
          <table:table-cell table:formula="of:=VLOOKUP([.A15];[$Repertorio.$A$2:$Repertorio.$D$44];4;0)" office:value-type="float" office:value="0" calcext:value-type="float">
            <text:p/>
          </table:table-cell>
          <table:table-cell table:number-columns-repeated="4"/>
        </table:table-row>
        <table:table-row table:style-name="ro1">
          <table:table-cell table:content-validation-name="val2" office:value-type="string" calcext:value-type="string">
            <text:p>Wish You Were Here</text:p>
          </table:table-cell>
          <table:table-cell table:content-validation-name="val3" table:formula="of:=COM.MICROSOFT.CONCAT(&quot;(&quot;;VLOOKUP([.A16];[$Repertorio.$A$2:$Repertorio.$F$44];5;0);&quot;)&quot;)" office:value-type="string" office:string-value="(G)" calcext:value-type="string">
            <text:p>(G)</text:p>
          </table:table-cell>
          <table:table-cell table:content-validation-name="val3" table:formula="of:=COM.MICROSOFT.CONCAT(&quot;[&quot;;IFERROR(VLOOKUP(MID([.B16];2;1);[$tonos.$A$2:.$C$12];2;0);&quot;&quot;);&quot;]&quot;)" office:value-type="string" office:string-value="[C]" calcext:value-type="string">
            <text:p>[C]</text:p>
          </table:table-cell>
          <table:table-cell table:formula="of:=VLOOKUP([.A16];[$Repertorio.$A$2:$Repertorio.$C$44];2;0)*60+VLOOKUP([.A16];[$Repertorio.$A$2:$Repertorio.$C$44];3;0)" office:value-type="float" office:value="180" calcext:value-type="float">
            <text:p>180</text:p>
          </table:table-cell>
          <table:table-cell table:formula="of:=VLOOKUP([.A16];[$Repertorio.$A$2:$Repertorio.$D$44];4;0)" office:value-type="float" office:value="0" calcext:value-type="float">
            <text:p/>
          </table:table-cell>
          <table:table-cell table:number-columns-repeated="4"/>
        </table:table-row>
        <table:table-row table:style-name="ro1">
          <table:table-cell table:content-validation-name="val2" office:value-type="string" calcext:value-type="string">
            <text:p>Two Rows</text:p>
          </table:table-cell>
          <table:table-cell table:content-validation-name="val3" table:formula="of:=COM.MICROSOFT.CONCAT(&quot;(&quot;;VLOOKUP([.A17];[$Repertorio.$A$2:$Repertorio.$F$44];5;0);&quot;)&quot;)" office:value-type="string" office:string-value="(C)" calcext:value-type="string">
            <text:p>(C)</text:p>
          </table:table-cell>
          <table:table-cell table:content-validation-name="val3" table:formula="of:=COM.MICROSOFT.CONCAT(&quot;[&quot;;IFERROR(VLOOKUP(MID([.B17];2;1);[$tonos.$A$2:.$C$12];2;0);&quot;&quot;);&quot;]&quot;)" office:value-type="string" office:string-value="[F]" calcext:value-type="string">
            <text:p>[F]</text:p>
          </table:table-cell>
          <table:table-cell table:formula="of:=VLOOKUP([.A17];[$Repertorio.$A$2:$Repertorio.$C$44];2;0)*60+VLOOKUP([.A17];[$Repertorio.$A$2:$Repertorio.$C$44];3;0)" office:value-type="float" office:value="195" calcext:value-type="float">
            <text:p>195</text:p>
          </table:table-cell>
          <table:table-cell table:formula="of:=VLOOKUP([.A17];[$Repertorio.$A$2:$Repertorio.$D$44];4;0)" office:value-type="float" office:value="0" calcext:value-type="float">
            <text:p/>
          </table:table-cell>
          <table:table-cell table:number-columns-repeated="4"/>
        </table:table-row>
        <table:table-row table:style-name="ro1">
          <table:table-cell table:content-validation-name="val2" office:value-type="string" calcext:value-type="string">
            <text:p>I Saw Her Standing There</text:p>
          </table:table-cell>
          <table:table-cell table:content-validation-name="val3" table:formula="of:=COM.MICROSOFT.CONCAT(&quot;(&quot;;VLOOKUP([.A18];[$Repertorio.$A$2:$Repertorio.$F$44];5;0);&quot;)&quot;)" office:value-type="string" office:string-value="(E)" calcext:value-type="string">
            <text:p>(E)</text:p>
          </table:table-cell>
          <table:table-cell table:content-validation-name="val3" table:formula="of:=COM.MICROSOFT.CONCAT(&quot;[&quot;;IFERROR(VLOOKUP(MID([.B18];2;1);[$tonos.$A$2:.$C$12];2;0);&quot;&quot;);&quot;]&quot;)" office:value-type="string" office:string-value="[A]" calcext:value-type="string">
            <text:p>[A]</text:p>
          </table:table-cell>
          <table:table-cell table:formula="of:=VLOOKUP([.A18];[$Repertorio.$A$2:$Repertorio.$C$44];2;0)*60+VLOOKUP([.A18];[$Repertorio.$A$2:$Repertorio.$C$44];3;0)" office:value-type="float" office:value="180" calcext:value-type="float">
            <text:p>180</text:p>
          </table:table-cell>
          <table:table-cell table:formula="of:=VLOOKUP([.A18];[$Repertorio.$A$2:$Repertorio.$D$44];4;0)" office:value-type="float" office:value="0" calcext:value-type="float">
            <text:p/>
          </table:table-cell>
          <table:table-cell table:number-columns-repeated="4"/>
        </table:table-row>
        <table:table-row table:style-name="ro1">
          <table:table-cell table:content-validation-name="val2" office:value-type="string" calcext:value-type="string">
            <text:p>Si Adelita se Fuera con Otro</text:p>
          </table:table-cell>
          <table:table-cell table:content-validation-name="val3" table:formula="of:=COM.MICROSOFT.CONCAT(&quot;(&quot;;VLOOKUP([.A19];[$Repertorio.$A$2:$Repertorio.$F$44];5;0);&quot;)&quot;)" office:value-type="string" office:string-value="(A)" calcext:value-type="string">
            <text:p>(A)</text:p>
          </table:table-cell>
          <table:table-cell table:content-validation-name="val3" table:formula="of:=COM.MICROSOFT.CONCAT(&quot;[&quot;;IFERROR(VLOOKUP(MID([.B19];2;1);[$tonos.$A$2:.$C$12];2;0);&quot;&quot;);&quot;]&quot;)" office:value-type="string" office:string-value="[D]" calcext:value-type="string">
            <text:p>[D]</text:p>
          </table:table-cell>
          <table:table-cell table:formula="of:=VLOOKUP([.A19];[$Repertorio.$A$2:$Repertorio.$C$44];2;0)*60+VLOOKUP([.A19];[$Repertorio.$A$2:$Repertorio.$C$44];3;0)" office:value-type="float" office:value="240" calcext:value-type="float">
            <text:p>240</text:p>
          </table:table-cell>
          <table:table-cell table:formula="of:=VLOOKUP([.A19];[$Repertorio.$A$2:$Repertorio.$D$44];4;0)" office:value-type="float" office:value="0" calcext:value-type="float">
            <text:p/>
          </table:table-cell>
          <table:table-cell table:number-columns-repeated="4"/>
        </table:table-row>
        <table:table-row table:style-name="ro1">
          <table:table-cell table:content-validation-name="val2" office:value-type="string" calcext:value-type="string">
            <text:p>Johnny B Goode</text:p>
          </table:table-cell>
          <table:table-cell table:content-validation-name="val3" table:formula="of:=COM.MICROSOFT.CONCAT(&quot;(&quot;;VLOOKUP([.A20];[$Repertorio.$A$2:$Repertorio.$F$44];5;0);&quot;)&quot;)" office:value-type="string" office:string-value="(A)" calcext:value-type="string">
            <text:p>(A)</text:p>
          </table:table-cell>
          <table:table-cell table:content-validation-name="val3" table:formula="of:=COM.MICROSOFT.CONCAT(&quot;[&quot;;IFERROR(VLOOKUP(MID([.B20];2;1);[$tonos.$A$2:.$C$12];2;0);&quot;&quot;);&quot;]&quot;)" office:value-type="string" office:string-value="[D]" calcext:value-type="string">
            <text:p>[D]</text:p>
          </table:table-cell>
          <table:table-cell table:formula="of:=VLOOKUP([.A20];[$Repertorio.$A$2:$Repertorio.$C$44];2;0)*60+VLOOKUP([.A20];[$Repertorio.$A$2:$Repertorio.$C$44];3;0)" office:value-type="float" office:value="240" calcext:value-type="float">
            <text:p>240</text:p>
          </table:table-cell>
          <table:table-cell table:formula="of:=VLOOKUP([.A20];[$Repertorio.$A$2:$Repertorio.$D$44];4;0)" office:value-type="float" office:value="0" calcext:value-type="float">
            <text:p/>
          </table:table-cell>
          <table:table-cell table:number-columns-repeated="4"/>
        </table:table-row>
        <table:table-row table:style-name="ro1">
          <table:table-cell table:content-validation-name="val2" office:value-type="string" calcext:value-type="string">
            <text:p>Cradle Rock</text:p>
          </table:table-cell>
          <table:table-cell table:content-validation-name="val3" table:formula="of:=COM.MICROSOFT.CONCAT(&quot;(&quot;;VLOOKUP([.A21];[$Repertorio.$A$2:$Repertorio.$F$44];5;0);&quot;)&quot;)" office:value-type="string" office:string-value="(E)" calcext:value-type="string">
            <text:p>(E)</text:p>
          </table:table-cell>
          <table:table-cell table:content-validation-name="val3" table:formula="of:=COM.MICROSOFT.CONCAT(&quot;[&quot;;IFERROR(VLOOKUP(MID([.B21];2;1);[$tonos.$A$2:.$C$12];2;0);&quot;&quot;);&quot;]&quot;)" office:value-type="string" office:string-value="[A]" calcext:value-type="string">
            <text:p>[A]</text:p>
          </table:table-cell>
          <table:table-cell table:formula="of:=VLOOKUP([.A21];[$Repertorio.$A$2:$Repertorio.$C$44];2;0)*60+VLOOKUP([.A21];[$Repertorio.$A$2:$Repertorio.$C$44];3;0)" office:value-type="float" office:value="300" calcext:value-type="float">
            <text:p>300</text:p>
          </table:table-cell>
          <table:table-cell table:formula="of:=VLOOKUP([.A21];[$Repertorio.$A$2:$Repertorio.$D$44];4;0)" office:value-type="float" office:value="0" calcext:value-type="float">
            <text:p/>
          </table:table-cell>
          <table:table-cell table:number-columns-repeated="4"/>
        </table:table-row>
        <table:table-row table:style-name="ro1">
          <table:table-cell table:style-name="ce13" table:content-validation-name="val2" office:value-type="string" calcext:value-type="string">
            <text:p>Descanso</text:p>
          </table:table-cell>
          <table:table-cell table:content-validation-name="val3" table:formula="of:=COM.MICROSOFT.CONCAT(&quot;(&quot;;VLOOKUP([.A22];[$Repertorio.$A$2:$Repertorio.$F$44];5;0);&quot;)&quot;)" office:value-type="string" office:string-value="()" calcext:value-type="string">
            <text:p>()</text:p>
          </table:table-cell>
          <table:table-cell table:content-validation-name="val3" table:formula="of:=COM.MICROSOFT.CONCAT(&quot;[&quot;;IFERROR(VLOOKUP(MID([.B22];2;1);[$tonos.$A$2:.$C$12];2;0);&quot;&quot;);&quot;]&quot;)" office:value-type="string" office:string-value="[]" calcext:value-type="string">
            <text:p>[]</text:p>
          </table:table-cell>
          <table:table-cell table:formula="of:=VLOOKUP([.A22];[$Repertorio.$A$2:$Repertorio.$C$44];2;0)*60+VLOOKUP([.A22];[$Repertorio.$A$2:$Repertorio.$C$44];3;0)" office:value-type="float" office:value="900" calcext:value-type="float">
            <text:p>900</text:p>
          </table:table-cell>
          <table:table-cell table:formula="of:=VLOOKUP([.A22];[$Repertorio.$A$2:$Repertorio.$D$44];4;0)" office:value-type="float" office:value="0" calcext:value-type="float">
            <text:p/>
          </table:table-cell>
          <table:table-cell table:number-columns-repeated="4"/>
        </table:table-row>
        <table:table-row table:style-name="ro1">
          <table:table-cell table:content-validation-name="val2" office:value-type="string" calcext:value-type="string">
            <text:p>Cause Of It All</text:p>
          </table:table-cell>
          <table:table-cell table:content-validation-name="val3" table:formula="of:=COM.MICROSOFT.CONCAT(&quot;(&quot;;VLOOKUP([.A23];[$Repertorio.$A$2:$Repertorio.$F$44];5;0);&quot;)&quot;)" office:value-type="string" office:string-value="(B)" calcext:value-type="string">
            <text:p>(B)</text:p>
          </table:table-cell>
          <table:table-cell table:content-validation-name="val3" table:formula="of:=COM.MICROSOFT.CONCAT(&quot;[&quot;;IFERROR(VLOOKUP(MID([.B23];2;1);[$tonos.$A$2:.$C$12];2;0);&quot;&quot;);&quot;]&quot;)" office:value-type="string" office:string-value="[E]" calcext:value-type="string">
            <text:p>[E]</text:p>
          </table:table-cell>
          <table:table-cell table:formula="of:=VLOOKUP([.A23];[$Repertorio.$A$2:$Repertorio.$C$44];2;0)*60+VLOOKUP([.A23];[$Repertorio.$A$2:$Repertorio.$C$44];3;0)" office:value-type="float" office:value="225" calcext:value-type="float">
            <text:p>225</text:p>
          </table:table-cell>
          <table:table-cell table:number-columns-repeated="5"/>
        </table:table-row>
        <table:table-row table:style-name="ro1">
          <table:table-cell table:content-validation-name="val2" office:value-type="string" calcext:value-type="string">
            <text:p>Tore Down</text:p>
          </table:table-cell>
          <table:table-cell table:content-validation-name="val3" table:formula="of:=COM.MICROSOFT.CONCAT(&quot;(&quot;;VLOOKUP([.A24];[$Repertorio.$A$2:$Repertorio.$F$44];5;0);&quot;)&quot;)" office:value-type="string" office:string-value="(C)" calcext:value-type="string">
            <text:p>(C)</text:p>
          </table:table-cell>
          <table:table-cell table:content-validation-name="val3" table:formula="of:=COM.MICROSOFT.CONCAT(&quot;[&quot;;IFERROR(VLOOKUP(MID([.B24];2;1);[$tonos.$A$2:.$C$12];2;0);&quot;&quot;);&quot;]&quot;)" office:value-type="string" office:string-value="[F]" calcext:value-type="string">
            <text:p>[F]</text:p>
          </table:table-cell>
          <table:table-cell table:formula="of:=VLOOKUP([.A24];[$Repertorio.$A$2:$Repertorio.$C$44];2;0)*60+VLOOKUP([.A24];[$Repertorio.$A$2:$Repertorio.$C$44];3;0)" office:value-type="float" office:value="180" calcext:value-type="float">
            <text:p>180</text:p>
          </table:table-cell>
          <table:table-cell table:formula="of:=VLOOKUP([.A24];[$Repertorio.$A$2:$Repertorio.$D$44];4;0)" office:value-type="float" office:value="0" calcext:value-type="float">
            <text:p/>
          </table:table-cell>
          <table:table-cell table:number-columns-repeated="4"/>
        </table:table-row>
        <table:table-row table:style-name="ro1">
          <table:table-cell table:style-name="ce7" table:content-validation-name="val2" office:value-type="string" calcext:value-type="string">
            <text:p>Goombay Rock</text:p>
          </table:table-cell>
          <table:table-cell table:content-validation-name="val3" table:formula="of:=COM.MICROSOFT.CONCAT(&quot;(&quot;;VLOOKUP([.A25];[$Repertorio.$A$2:$Repertorio.$F$44];5;0);&quot;)&quot;)" office:value-type="string" office:string-value="(E)" calcext:value-type="string">
            <text:p>(E)</text:p>
          </table:table-cell>
          <table:table-cell table:content-validation-name="val3" table:formula="of:=COM.MICROSOFT.CONCAT(&quot;[&quot;;IFERROR(VLOOKUP(MID([.B25];2;1);[$tonos.$A$2:.$C$12];2;0);&quot;&quot;);&quot;]&quot;)" office:value-type="string" office:string-value="[A]" calcext:value-type="string">
            <text:p>[A]</text:p>
          </table:table-cell>
          <table:table-cell table:formula="of:=VLOOKUP([.A25];[$Repertorio.$A$2:$Repertorio.$C$44];2;0)*60+VLOOKUP([.A25];[$Repertorio.$A$2:$Repertorio.$C$44];3;0)" office:value-type="float" office:value="180" calcext:value-type="float">
            <text:p>180</text:p>
          </table:table-cell>
          <table:table-cell table:formula="of:=VLOOKUP([.A25];[$Repertorio.$A$2:$Repertorio.$D$44];4;0)" office:value-type="float" office:value="0" calcext:value-type="float">
            <text:p/>
          </table:table-cell>
          <table:table-cell table:number-columns-repeated="4"/>
        </table:table-row>
        <table:table-row table:style-name="ro1">
          <table:table-cell table:content-validation-name="val2" office:value-type="string" calcext:value-type="string">
            <text:p>You Don’t Love Me</text:p>
          </table:table-cell>
          <table:table-cell table:content-validation-name="val3" table:formula="of:=COM.MICROSOFT.CONCAT(&quot;(&quot;;VLOOKUP([.A26];[$Repertorio.$A$2:$Repertorio.$F$44];5;0);&quot;)&quot;)" office:value-type="string" office:string-value="(A)" calcext:value-type="string">
            <text:p>(A)</text:p>
          </table:table-cell>
          <table:table-cell table:content-validation-name="val3" table:formula="of:=COM.MICROSOFT.CONCAT(&quot;[&quot;;IFERROR(VLOOKUP(MID([.B26];2;1);[$tonos.$A$2:.$C$12];2;0);&quot;&quot;);&quot;]&quot;)" office:value-type="string" office:string-value="[D]" calcext:value-type="string">
            <text:p>[D]</text:p>
          </table:table-cell>
          <table:table-cell table:formula="of:=VLOOKUP([.A26];[$Repertorio.$A$2:$Repertorio.$C$44];2;0)*60+VLOOKUP([.A26];[$Repertorio.$A$2:$Repertorio.$C$44];3;0)" office:value-type="float" office:value="210" calcext:value-type="float">
            <text:p>210</text:p>
          </table:table-cell>
          <table:table-cell table:formula="of:=VLOOKUP([.A26];[$Repertorio.$A$2:$Repertorio.$D$44];4;0)" office:value-type="float" office:value="0" calcext:value-type="float">
            <text:p/>
          </table:table-cell>
          <table:table-cell table:number-columns-repeated="4"/>
        </table:table-row>
        <table:table-row table:style-name="ro1">
          <table:table-cell table:content-validation-name="val2" office:value-type="string" calcext:value-type="string">
            <text:p>All Your Love</text:p>
          </table:table-cell>
          <table:table-cell table:content-validation-name="val3" table:formula="of:=COM.MICROSOFT.CONCAT(&quot;(&quot;;VLOOKUP([.A27];[$Repertorio.$A$2:$Repertorio.$F$44];5;0);&quot;)&quot;)" office:value-type="string" office:string-value="(G)" calcext:value-type="string">
            <text:p>(G)</text:p>
          </table:table-cell>
          <table:table-cell table:content-validation-name="val3" table:formula="of:=COM.MICROSOFT.CONCAT(&quot;[&quot;;IFERROR(VLOOKUP(MID([.B27];2;1);[$tonos.$A$2:.$C$12];2;0);&quot;&quot;);&quot;]&quot;)" office:value-type="string" office:string-value="[C]" calcext:value-type="string">
            <text:p>[C]</text:p>
          </table:table-cell>
          <table:table-cell table:formula="of:=VLOOKUP([.A27];[$Repertorio.$A$2:$Repertorio.$C$44];2;0)*60+VLOOKUP([.A27];[$Repertorio.$A$2:$Repertorio.$C$44];3;0)" office:value-type="float" office:value="180" calcext:value-type="float">
            <text:p>180</text:p>
          </table:table-cell>
          <table:table-cell table:formula="of:=VLOOKUP([.A27];[$Repertorio.$A$2:$Repertorio.$D$44];4;0)" office:value-type="float" office:value="0" calcext:value-type="float">
            <text:p/>
          </table:table-cell>
          <table:table-cell table:number-columns-repeated="4"/>
        </table:table-row>
        <table:table-row table:style-name="ro1">
          <table:table-cell table:content-validation-name="val2" office:value-type="string" calcext:value-type="string">
            <text:p>Rollin And Tumblin</text:p>
          </table:table-cell>
          <table:table-cell table:content-validation-name="val3" table:formula="of:=COM.MICROSOFT.CONCAT(&quot;(&quot;;VLOOKUP([.A28];[$Repertorio.$A$2:$Repertorio.$F$44];5;0);&quot;)&quot;)" office:value-type="string" office:string-value="(G)" calcext:value-type="string">
            <text:p>(G)</text:p>
          </table:table-cell>
          <table:table-cell table:content-validation-name="val3" table:formula="of:=COM.MICROSOFT.CONCAT(&quot;[&quot;;IFERROR(VLOOKUP(MID([.B28];2;1);[$tonos.$A$2:.$C$12];2;0);&quot;&quot;);&quot;]&quot;)" office:value-type="string" office:string-value="[C]" calcext:value-type="string">
            <text:p>[C]</text:p>
          </table:table-cell>
          <table:table-cell table:formula="of:=VLOOKUP([.A28];[$Repertorio.$A$2:$Repertorio.$C$44];2;0)*60+VLOOKUP([.A28];[$Repertorio.$A$2:$Repertorio.$C$44];3;0)" office:value-type="float" office:value="155" calcext:value-type="float">
            <text:p>155</text:p>
          </table:table-cell>
          <table:table-cell table:formula="of:=VLOOKUP([.A28];[$Repertorio.$A$2:$Repertorio.$D$44];4;0)" office:value-type="string" office:string-value="sí" calcext:value-type="string">
            <text:p>sí</text:p>
          </table:table-cell>
          <table:table-cell table:number-columns-repeated="4"/>
        </table:table-row>
        <table:table-row table:style-name="ro1">
          <table:table-cell table:content-validation-name="val2" office:value-type="string" calcext:value-type="string">
            <text:p>Little Wing</text:p>
          </table:table-cell>
          <table:table-cell table:content-validation-name="val3" table:formula="of:=COM.MICROSOFT.CONCAT(&quot;(&quot;;VLOOKUP([.A29];[$Repertorio.$A$2:$Repertorio.$F$44];5;0);&quot;)&quot;)" office:value-type="string" office:string-value="(E)" calcext:value-type="string">
            <text:p>(E)</text:p>
          </table:table-cell>
          <table:table-cell table:content-validation-name="val3" table:formula="of:=COM.MICROSOFT.CONCAT(&quot;[&quot;;IFERROR(VLOOKUP(MID([.B29];2;1);[$tonos.$A$2:.$C$12];2;0);&quot;&quot;);&quot;]&quot;)" office:value-type="string" office:string-value="[A]" calcext:value-type="string">
            <text:p>[A]</text:p>
          </table:table-cell>
          <table:table-cell table:formula="of:=VLOOKUP([.A29];[$Repertorio.$A$2:$Repertorio.$C$44];2;0)*60+VLOOKUP([.A29];[$Repertorio.$A$2:$Repertorio.$C$44];3;0)" office:value-type="float" office:value="240" calcext:value-type="float">
            <text:p>240</text:p>
          </table:table-cell>
          <table:table-cell table:formula="of:=VLOOKUP([.A29];[$Repertorio.$A$2:$Repertorio.$D$44];4;0)" office:value-type="float" office:value="0" calcext:value-type="float">
            <text:p/>
          </table:table-cell>
          <table:table-cell table:number-columns-repeated="4"/>
        </table:table-row>
        <table:table-row table:style-name="ro1" table:number-rows-repeated="10">
          <table:table-cell table:content-validation-name="val2"/>
          <table:table-cell table:content-validation-name="val3" table:number-columns-repeated="2"/>
          <table:table-cell table:number-columns-repeated="5"/>
          <table:table-cell table:style-name="Default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number-columns-repeated="5"/>
          <table:table-cell table:style-name="Default"/>
        </table:table-row>
      </table:table>
      <table:table table:name="setlist 23062023" table:style-name="ta1">
        <office:forms form:automatic-focus="false" form:apply-design-mode="false"/>
        <table:table-column table:style-name="co6" table:default-cell-style-name="Default"/>
        <table:table-column table:style-name="co2" table:number-columns-repeated="6" table:default-cell-style-name="Default"/>
        <table:table-row table:style-name="ro1">
          <table:table-cell table:style-name="ce18" office:value-type="string" calcext:value-type="string">
            <text:p>BODA 23/06/2023</text:p>
          </table:table-cell>
          <table:table-cell table:number-columns-repeated="6"/>
        </table:table-row>
        <table:table-row table:style-name="ro1">
          <table:table-cell table:style-name="ce18" office:value-type="string" calcext:value-type="string">
            <text:p>Tema</text:p>
          </table:table-cell>
          <table:table-cell table:style-name="ce18" office:value-type="string" calcext:value-type="string">
            <text:p>Tono</text:p>
          </table:table-cell>
          <table:table-cell table:style-name="ce18" office:value-type="string" calcext:value-type="string">
            <text:p>Tono armónica</text:p>
          </table:table-cell>
          <table:table-cell table:style-name="ce18" office:value-type="string" calcext:value-type="string">
            <text:p>Duración (s)</text:p>
          </table:table-cell>
          <table:table-cell table:style-name="ce18" office:value-type="string" calcext:value-type="string">
            <text:p>Saxo</text:p>
          </table:table-cell>
          <table:table-cell table:style-name="ce18" office:value-type="string" calcext:value-type="string">
            <text:p>Duración total (m)</text:p>
          </table:table-cell>
          <table:table-cell table:style-name="ce18" table:formula="of:=SUM([.D3:.D43])/60" office:value-type="float" office:value="108.583333333333" calcext:value-type="float">
            <text:p>108,583333333333</text:p>
          </table:table-cell>
        </table:table-row>
        <table:table-row table:style-name="ro1">
          <table:table-cell table:content-validation-name="val2" office:value-type="string" calcext:value-type="string">
            <text:p>Superman</text:p>
          </table:table-cell>
          <table:table-cell table:content-validation-name="val3" table:formula="of:=COM.MICROSOFT.CONCAT(&quot;(&quot;;VLOOKUP([.A3];[$Repertorio.$A$2:$Repertorio.$F$44];5;0);&quot;)&quot;)" office:value-type="string" office:string-value="(E)" calcext:value-type="string">
            <text:p>(E)</text:p>
          </table:table-cell>
          <table:table-cell table:content-validation-name="val3" table:formula="of:=COM.MICROSOFT.CONCAT(&quot;[&quot;;IFERROR(VLOOKUP(MID([.B3];2;1);[$tonos.$A$2:.$C$12];2;0);&quot;&quot;);&quot;]&quot;)" office:value-type="string" office:string-value="[A]" calcext:value-type="string">
            <text:p>[A]</text:p>
          </table:table-cell>
          <table:table-cell table:formula="of:=VLOOKUP([.A3];[$Repertorio.$A$2:$Repertorio.$C$44];2;0)*60+VLOOKUP([.A3];[$Repertorio.$A$2:$Repertorio.$C$44];3;0)" office:value-type="float" office:value="240" calcext:value-type="float">
            <text:p>240</text:p>
          </table:table-cell>
          <table:table-cell table:formula="of:=VLOOKUP([.A3];[$Repertorio.$A$2:$Repertorio.$D$44];4;0)" office:value-type="string" office:string-value="sí" calcext:value-type="string">
            <text:p>sí</text:p>
          </table:table-cell>
          <table:table-cell table:number-columns-repeated="2"/>
        </table:table-row>
        <table:table-row table:style-name="ro1">
          <table:table-cell table:content-validation-name="val2" office:value-type="string" calcext:value-type="string">
            <text:p>Milkcow</text:p>
          </table:table-cell>
          <table:table-cell table:content-validation-name="val3" table:formula="of:=COM.MICROSOFT.CONCAT(&quot;(&quot;;VLOOKUP([.A4];[$Repertorio.$A$2:$Repertorio.$F$44];5;0);&quot;)&quot;)" office:value-type="string" office:string-value="(A)" calcext:value-type="string">
            <text:p>(A)</text:p>
          </table:table-cell>
          <table:table-cell table:content-validation-name="val3" table:formula="of:=COM.MICROSOFT.CONCAT(&quot;[&quot;;IFERROR(VLOOKUP(MID([.B4];2;1);[$tonos.$A$2:.$C$12];2;0);&quot;&quot;);&quot;]&quot;)" office:value-type="string" office:string-value="[D]" calcext:value-type="string">
            <text:p>[D]</text:p>
          </table:table-cell>
          <table:table-cell table:formula="of:=VLOOKUP([.A4];[$Repertorio.$A$2:$Repertorio.$C$44];2;0)*60+VLOOKUP([.A4];[$Repertorio.$A$2:$Repertorio.$C$44];3;0)" office:value-type="float" office:value="180" calcext:value-type="float">
            <text:p>180</text:p>
          </table:table-cell>
          <table:table-cell table:formula="of:=VLOOKUP([.A4];[$Repertorio.$A$2:$Repertorio.$D$44];4;0)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content-validation-name="val2" office:value-type="string" calcext:value-type="string">
            <text:p>Hoochie Coochie Man</text:p>
          </table:table-cell>
          <table:table-cell table:content-validation-name="val3" table:formula="of:=COM.MICROSOFT.CONCAT(&quot;(&quot;;VLOOKUP([.A5];[$Repertorio.$A$2:$Repertorio.$F$44];5;0);&quot;)&quot;)" office:value-type="string" office:string-value="(A)" calcext:value-type="string">
            <text:p>(A)</text:p>
          </table:table-cell>
          <table:table-cell table:content-validation-name="val3" table:formula="of:=COM.MICROSOFT.CONCAT(&quot;[&quot;;IFERROR(VLOOKUP(MID([.B5];2;1);[$tonos.$A$2:.$C$12];2;0);&quot;&quot;);&quot;]&quot;)" office:value-type="string" office:string-value="[D]" calcext:value-type="string">
            <text:p>[D]</text:p>
          </table:table-cell>
          <table:table-cell table:formula="of:=VLOOKUP([.A5];[$Repertorio.$A$2:$Repertorio.$C$44];2;0)*60+VLOOKUP([.A5];[$Repertorio.$A$2:$Repertorio.$C$44];3;0)" office:value-type="float" office:value="180" calcext:value-type="float">
            <text:p>180</text:p>
          </table:table-cell>
          <table:table-cell table:formula="of:=VLOOKUP([.A5];[$Repertorio.$A$2:$Repertorio.$D$44];4;0)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content-validation-name="val2" office:value-type="string" calcext:value-type="string">
            <text:p>Killing Floor</text:p>
          </table:table-cell>
          <table:table-cell table:content-validation-name="val3" table:formula="of:=COM.MICROSOFT.CONCAT(&quot;(&quot;;VLOOKUP([.A6];[$Repertorio.$A$2:$Repertorio.$F$44];5;0);&quot;)&quot;)" office:value-type="string" office:string-value="(A)" calcext:value-type="string">
            <text:p>(A)</text:p>
          </table:table-cell>
          <table:table-cell table:content-validation-name="val3" table:formula="of:=COM.MICROSOFT.CONCAT(&quot;[&quot;;IFERROR(VLOOKUP(MID([.B6];2;1);[$tonos.$A$2:.$C$12];2;0);&quot;&quot;);&quot;]&quot;)" office:value-type="string" office:string-value="[D]" calcext:value-type="string">
            <text:p>[D]</text:p>
          </table:table-cell>
          <table:table-cell table:formula="of:=VLOOKUP([.A6];[$Repertorio.$A$2:$Repertorio.$C$44];2;0)*60+VLOOKUP([.A6];[$Repertorio.$A$2:$Repertorio.$C$44];3;0)" office:value-type="float" office:value="240" calcext:value-type="float">
            <text:p>240</text:p>
          </table:table-cell>
          <table:table-cell table:formula="of:=VLOOKUP([.A6];[$Repertorio.$A$2:$Repertorio.$D$44];4;0)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content-validation-name="val2" office:value-type="string" calcext:value-type="string">
            <text:p>Screwed Things Up</text:p>
          </table:table-cell>
          <table:table-cell table:content-validation-name="val3" table:formula="of:=COM.MICROSOFT.CONCAT(&quot;(&quot;;VLOOKUP([.A7];[$Repertorio.$A$2:$Repertorio.$F$44];5;0);&quot;)&quot;)" office:value-type="string" office:string-value="(G)" calcext:value-type="string">
            <text:p>(G)</text:p>
          </table:table-cell>
          <table:table-cell table:content-validation-name="val3" table:formula="of:=COM.MICROSOFT.CONCAT(&quot;[&quot;;IFERROR(VLOOKUP(MID([.B7];2;1);[$tonos.$A$2:.$C$12];2;0);&quot;&quot;);&quot;]&quot;)" office:value-type="string" office:string-value="[C]" calcext:value-type="string">
            <text:p>[C]</text:p>
          </table:table-cell>
          <table:table-cell table:formula="of:=VLOOKUP([.A7];[$Repertorio.$A$2:$Repertorio.$C$44];2;0)*60+VLOOKUP([.A7];[$Repertorio.$A$2:$Repertorio.$C$44];3;0)" office:value-type="float" office:value="300" calcext:value-type="float">
            <text:p>300</text:p>
          </table:table-cell>
          <table:table-cell table:formula="of:=VLOOKUP([.A7];[$Repertorio.$A$2:$Repertorio.$D$44];4;0)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content-validation-name="val2" office:value-type="string" calcext:value-type="string">
            <text:p>Summer Nights</text:p>
          </table:table-cell>
          <table:table-cell table:content-validation-name="val3" table:formula="of:=COM.MICROSOFT.CONCAT(&quot;(&quot;;VLOOKUP([.A8];[$Repertorio.$A$2:$Repertorio.$F$44];5;0);&quot;)&quot;)" office:value-type="string" office:string-value="(C)" calcext:value-type="string">
            <text:p>(C)</text:p>
          </table:table-cell>
          <table:table-cell table:content-validation-name="val3" table:formula="of:=COM.MICROSOFT.CONCAT(&quot;[&quot;;IFERROR(VLOOKUP(MID([.B8];2;1);[$tonos.$A$2:.$C$12];2;0);&quot;&quot;);&quot;]&quot;)" office:value-type="string" office:string-value="[F]" calcext:value-type="string">
            <text:p>[F]</text:p>
          </table:table-cell>
          <table:table-cell table:formula="of:=VLOOKUP([.A8];[$Repertorio.$A$2:$Repertorio.$C$44];2;0)*60+VLOOKUP([.A8];[$Repertorio.$A$2:$Repertorio.$C$44];3;0)" office:value-type="float" office:value="210" calcext:value-type="float">
            <text:p>210</text:p>
          </table:table-cell>
          <table:table-cell table:formula="of:=VLOOKUP([.A8];[$Repertorio.$A$2:$Repertorio.$D$44];4;0)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content-validation-name="val2" office:value-type="string" calcext:value-type="string">
            <text:p>It’s A Low Down Dirty Shame</text:p>
          </table:table-cell>
          <table:table-cell table:content-validation-name="val3" table:formula="of:=COM.MICROSOFT.CONCAT(&quot;(&quot;;VLOOKUP([.A9];[$Repertorio.$A$2:$Repertorio.$F$44];5;0);&quot;)&quot;)" office:value-type="string" office:string-value="(G)" calcext:value-type="string">
            <text:p>(G)</text:p>
          </table:table-cell>
          <table:table-cell table:content-validation-name="val3" table:formula="of:=COM.MICROSOFT.CONCAT(&quot;[&quot;;IFERROR(VLOOKUP(MID([.B9];2;1);[$tonos.$A$2:.$C$12];2;0);&quot;&quot;);&quot;]&quot;)" office:value-type="string" office:string-value="[C]" calcext:value-type="string">
            <text:p>[C]</text:p>
          </table:table-cell>
          <table:table-cell table:formula="of:=VLOOKUP([.A9];[$Repertorio.$A$2:$Repertorio.$C$44];2;0)*60+VLOOKUP([.A9];[$Repertorio.$A$2:$Repertorio.$C$44];3;0)" office:value-type="float" office:value="180" calcext:value-type="float">
            <text:p>180</text:p>
          </table:table-cell>
          <table:table-cell table:formula="of:=VLOOKUP([.A9];[$Repertorio.$A$2:$Repertorio.$D$44];4;0)" office:value-type="string" office:string-value="sí" calcext:value-type="string">
            <text:p>sí</text:p>
          </table:table-cell>
          <table:table-cell table:number-columns-repeated="2"/>
        </table:table-row>
        <table:table-row table:style-name="ro1">
          <table:table-cell table:content-validation-name="val2" office:value-type="string" calcext:value-type="string">
            <text:p>Messing With The Kid</text:p>
          </table:table-cell>
          <table:table-cell table:content-validation-name="val3" table:formula="of:=COM.MICROSOFT.CONCAT(&quot;(&quot;;VLOOKUP([.A10];[$Repertorio.$A$2:$Repertorio.$F$44];5;0);&quot;)&quot;)" office:value-type="string" office:string-value="(D)" calcext:value-type="string">
            <text:p>(D)</text:p>
          </table:table-cell>
          <table:table-cell table:content-validation-name="val3" table:formula="of:=COM.MICROSOFT.CONCAT(&quot;[&quot;;IFERROR(VLOOKUP(MID([.B10];2;1);[$tonos.$A$2:.$C$12];2;0);&quot;&quot;);&quot;]&quot;)" office:value-type="string" office:string-value="[G]" calcext:value-type="string">
            <text:p>[G]</text:p>
          </table:table-cell>
          <table:table-cell table:formula="of:=VLOOKUP([.A10];[$Repertorio.$A$2:$Repertorio.$C$44];2;0)*60+VLOOKUP([.A10];[$Repertorio.$A$2:$Repertorio.$C$44];3;0)" office:value-type="float" office:value="180" calcext:value-type="float">
            <text:p>180</text:p>
          </table:table-cell>
          <table:table-cell table:formula="of:=VLOOKUP([.A10];[$Repertorio.$A$2:$Repertorio.$D$44];4;0)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content-validation-name="val2" office:value-type="string" calcext:value-type="string">
            <text:p>Woman Across The River</text:p>
          </table:table-cell>
          <table:table-cell table:content-validation-name="val3" table:formula="of:=COM.MICROSOFT.CONCAT(&quot;(&quot;;VLOOKUP([.A11];[$Repertorio.$A$2:$Repertorio.$F$44];5;0);&quot;)&quot;)" office:value-type="string" office:string-value="(C)" calcext:value-type="string">
            <text:p>(C)</text:p>
          </table:table-cell>
          <table:table-cell table:content-validation-name="val3" table:formula="of:=COM.MICROSOFT.CONCAT(&quot;[&quot;;IFERROR(VLOOKUP(MID([.B11];2;1);[$tonos.$A$2:.$C$12];2;0);&quot;&quot;);&quot;]&quot;)" office:value-type="string" office:string-value="[F]" calcext:value-type="string">
            <text:p>[F]</text:p>
          </table:table-cell>
          <table:table-cell table:formula="of:=VLOOKUP([.A11];[$Repertorio.$A$2:$Repertorio.$C$44];2;0)*60+VLOOKUP([.A11];[$Repertorio.$A$2:$Repertorio.$C$44];3;0)" office:value-type="float" office:value="240" calcext:value-type="float">
            <text:p>240</text:p>
          </table:table-cell>
          <table:table-cell table:formula="of:=VLOOKUP([.A11];[$Repertorio.$A$2:$Repertorio.$D$44];4;0)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content-validation-name="val2" office:value-type="string" calcext:value-type="string">
            <text:p>Mary Had a Little Lamb</text:p>
          </table:table-cell>
          <table:table-cell table:content-validation-name="val3" table:formula="of:=COM.MICROSOFT.CONCAT(&quot;(&quot;;VLOOKUP([.A12];[$Repertorio.$A$2:$Repertorio.$F$44];5;0);&quot;)&quot;)" office:value-type="string" office:string-value="(E)" calcext:value-type="string">
            <text:p>(E)</text:p>
          </table:table-cell>
          <table:table-cell table:content-validation-name="val3" table:formula="of:=COM.MICROSOFT.CONCAT(&quot;[&quot;;IFERROR(VLOOKUP(MID([.B12];2;1);[$tonos.$A$2:.$C$12];2;0);&quot;&quot;);&quot;]&quot;)" office:value-type="string" office:string-value="[A]" calcext:value-type="string">
            <text:p>[A]</text:p>
          </table:table-cell>
          <table:table-cell table:formula="of:=VLOOKUP([.A12];[$Repertorio.$A$2:$Repertorio.$C$44];2;0)*60+VLOOKUP([.A12];[$Repertorio.$A$2:$Repertorio.$C$44];3;0)" office:value-type="float" office:value="240" calcext:value-type="float">
            <text:p>240</text:p>
          </table:table-cell>
          <table:table-cell table:formula="of:=VLOOKUP([.A12];[$Repertorio.$A$2:$Repertorio.$D$44];4;0)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content-validation-name="val2" office:value-type="string" calcext:value-type="string">
            <text:p>Descanso</text:p>
          </table:table-cell>
          <table:table-cell table:content-validation-name="val3" table:number-columns-repeated="2"/>
          <table:table-cell table:number-columns-repeated="4"/>
        </table:table-row>
        <table:table-row table:style-name="ro1">
          <table:table-cell table:style-name="ce7" table:content-validation-name="val2" office:value-type="string" calcext:value-type="string">
            <text:p>Tell Me What’s the Reason</text:p>
          </table:table-cell>
          <table:table-cell table:content-validation-name="val3" table:formula="of:=COM.MICROSOFT.CONCAT(&quot;(&quot;;VLOOKUP([.A14];[$Repertorio.$A$2:$Repertorio.$F$44];5;0);&quot;)&quot;)" office:value-type="string" office:string-value="(A)" calcext:value-type="string">
            <text:p>(A)</text:p>
          </table:table-cell>
          <table:table-cell table:content-validation-name="val3" table:formula="of:=COM.MICROSOFT.CONCAT(&quot;[&quot;;IFERROR(VLOOKUP(MID([.B14];2;1);[$tonos.$A$2:.$C$12];2;0);&quot;&quot;);&quot;]&quot;)" office:value-type="string" office:string-value="[D]" calcext:value-type="string">
            <text:p>[D]</text:p>
          </table:table-cell>
          <table:table-cell table:formula="of:=VLOOKUP([.A14];[$Repertorio.$A$2:$Repertorio.$C$44];2;0)*60+VLOOKUP([.A14];[$Repertorio.$A$2:$Repertorio.$C$44];3;0)" office:value-type="float" office:value="300" calcext:value-type="float">
            <text:p>300</text:p>
          </table:table-cell>
          <table:table-cell table:formula="of:=VLOOKUP([.A14];[$Repertorio.$A$2:$Repertorio.$D$44];4;0)" office:value-type="string" office:string-value="sí" calcext:value-type="string">
            <text:p>sí</text:p>
          </table:table-cell>
          <table:table-cell table:number-columns-repeated="2"/>
        </table:table-row>
        <table:table-row table:style-name="ro1">
          <table:table-cell table:content-validation-name="val2" office:value-type="string" calcext:value-type="string">
            <text:p>Todo Tiene Un Precio</text:p>
          </table:table-cell>
          <table:table-cell table:content-validation-name="val3" table:formula="of:=COM.MICROSOFT.CONCAT(&quot;(&quot;;VLOOKUP([.A15];[$Repertorio.$A$2:$Repertorio.$F$44];5;0);&quot;)&quot;)" office:value-type="string" office:string-value="(A)" calcext:value-type="string">
            <text:p>(A)</text:p>
          </table:table-cell>
          <table:table-cell table:content-validation-name="val3" table:formula="of:=COM.MICROSOFT.CONCAT(&quot;[&quot;;IFERROR(VLOOKUP(MID([.B15];2;1);[$tonos.$A$2:.$C$12];2;0);&quot;&quot;);&quot;]&quot;)" office:value-type="string" office:string-value="[D]" calcext:value-type="string">
            <text:p>[D]</text:p>
          </table:table-cell>
          <table:table-cell table:formula="of:=VLOOKUP([.A15];[$Repertorio.$A$2:$Repertorio.$C$44];2;0)*60+VLOOKUP([.A15];[$Repertorio.$A$2:$Repertorio.$C$44];3;0)" office:value-type="float" office:value="240" calcext:value-type="float">
            <text:p>240</text:p>
          </table:table-cell>
          <table:table-cell table:formula="of:=VLOOKUP([.A15];[$Repertorio.$A$2:$Repertorio.$D$44];4;0)" office:value-type="string" office:string-value="sí" calcext:value-type="string">
            <text:p>sí</text:p>
          </table:table-cell>
          <table:table-cell table:number-columns-repeated="2"/>
        </table:table-row>
        <table:table-row table:style-name="ro1">
          <table:table-cell table:content-validation-name="val2" office:value-type="string" calcext:value-type="string">
            <text:p>Get Back</text:p>
          </table:table-cell>
          <table:table-cell table:content-validation-name="val3" table:formula="of:=COM.MICROSOFT.CONCAT(&quot;(&quot;;VLOOKUP([.A16];[$Repertorio.$A$2:$Repertorio.$F$44];5;0);&quot;)&quot;)" office:value-type="string" office:string-value="(A)" calcext:value-type="string">
            <text:p>(A)</text:p>
          </table:table-cell>
          <table:table-cell table:content-validation-name="val3" table:formula="of:=COM.MICROSOFT.CONCAT(&quot;[&quot;;IFERROR(VLOOKUP(MID([.B16];2;1);[$tonos.$A$2:.$C$12];2;0);&quot;&quot;);&quot;]&quot;)" office:value-type="string" office:string-value="[D]" calcext:value-type="string">
            <text:p>[D]</text:p>
          </table:table-cell>
          <table:table-cell table:formula="of:=VLOOKUP([.A16];[$Repertorio.$A$2:$Repertorio.$C$44];2;0)*60+VLOOKUP([.A16];[$Repertorio.$A$2:$Repertorio.$C$44];3;0)" office:value-type="float" office:value="180" calcext:value-type="float">
            <text:p>180</text:p>
          </table:table-cell>
          <table:table-cell table:formula="of:=VLOOKUP([.A16];[$Repertorio.$A$2:$Repertorio.$D$44];4;0)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content-validation-name="val2" office:value-type="string" calcext:value-type="string">
            <text:p>Wish You Were Here</text:p>
          </table:table-cell>
          <table:table-cell table:content-validation-name="val3" table:formula="of:=COM.MICROSOFT.CONCAT(&quot;(&quot;;VLOOKUP([.A17];[$Repertorio.$A$2:$Repertorio.$F$44];5;0);&quot;)&quot;)" office:value-type="string" office:string-value="(G)" calcext:value-type="string">
            <text:p>(G)</text:p>
          </table:table-cell>
          <table:table-cell table:content-validation-name="val3" table:formula="of:=COM.MICROSOFT.CONCAT(&quot;[&quot;;IFERROR(VLOOKUP(MID([.B17];2;1);[$tonos.$A$2:.$C$12];2;0);&quot;&quot;);&quot;]&quot;)" office:value-type="string" office:string-value="[C]" calcext:value-type="string">
            <text:p>[C]</text:p>
          </table:table-cell>
          <table:table-cell table:formula="of:=VLOOKUP([.A17];[$Repertorio.$A$2:$Repertorio.$C$44];2;0)*60+VLOOKUP([.A17];[$Repertorio.$A$2:$Repertorio.$C$44];3;0)" office:value-type="float" office:value="180" calcext:value-type="float">
            <text:p>180</text:p>
          </table:table-cell>
          <table:table-cell table:formula="of:=VLOOKUP([.A17];[$Repertorio.$A$2:$Repertorio.$D$44];4;0)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content-validation-name="val2" office:value-type="string" calcext:value-type="string">
            <text:p>Two Rows</text:p>
          </table:table-cell>
          <table:table-cell table:content-validation-name="val3" table:formula="of:=COM.MICROSOFT.CONCAT(&quot;(&quot;;VLOOKUP([.A18];[$Repertorio.$A$2:$Repertorio.$F$44];5;0);&quot;)&quot;)" office:value-type="string" office:string-value="(C)" calcext:value-type="string">
            <text:p>(C)</text:p>
          </table:table-cell>
          <table:table-cell table:content-validation-name="val3" table:formula="of:=COM.MICROSOFT.CONCAT(&quot;[&quot;;IFERROR(VLOOKUP(MID([.B18];2;1);[$tonos.$A$2:.$C$12];2;0);&quot;&quot;);&quot;]&quot;)" office:value-type="string" office:string-value="[F]" calcext:value-type="string">
            <text:p>[F]</text:p>
          </table:table-cell>
          <table:table-cell table:formula="of:=VLOOKUP([.A18];[$Repertorio.$A$2:$Repertorio.$C$44];2;0)*60+VLOOKUP([.A18];[$Repertorio.$A$2:$Repertorio.$C$44];3;0)" office:value-type="float" office:value="195" calcext:value-type="float">
            <text:p>195</text:p>
          </table:table-cell>
          <table:table-cell table:formula="of:=VLOOKUP([.A18];[$Repertorio.$A$2:$Repertorio.$D$44];4;0)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content-validation-name="val2" office:value-type="string" calcext:value-type="string">
            <text:p>I Saw Her Standing There</text:p>
          </table:table-cell>
          <table:table-cell table:content-validation-name="val3" table:formula="of:=COM.MICROSOFT.CONCAT(&quot;(&quot;;VLOOKUP([.A19];[$Repertorio.$A$2:$Repertorio.$F$44];5;0);&quot;)&quot;)" office:value-type="string" office:string-value="(E)" calcext:value-type="string">
            <text:p>(E)</text:p>
          </table:table-cell>
          <table:table-cell table:content-validation-name="val3" table:formula="of:=COM.MICROSOFT.CONCAT(&quot;[&quot;;IFERROR(VLOOKUP(MID([.B19];2;1);[$tonos.$A$2:.$C$12];2;0);&quot;&quot;);&quot;]&quot;)" office:value-type="string" office:string-value="[A]" calcext:value-type="string">
            <text:p>[A]</text:p>
          </table:table-cell>
          <table:table-cell table:formula="of:=VLOOKUP([.A19];[$Repertorio.$A$2:$Repertorio.$C$44];2;0)*60+VLOOKUP([.A19];[$Repertorio.$A$2:$Repertorio.$C$44];3;0)" office:value-type="float" office:value="180" calcext:value-type="float">
            <text:p>180</text:p>
          </table:table-cell>
          <table:table-cell table:formula="of:=VLOOKUP([.A19];[$Repertorio.$A$2:$Repertorio.$D$44];4;0)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content-validation-name="val2" office:value-type="string" calcext:value-type="string">
            <text:p>Si Adelita se Fuera con Otro</text:p>
          </table:table-cell>
          <table:table-cell table:content-validation-name="val3" table:formula="of:=COM.MICROSOFT.CONCAT(&quot;(&quot;;VLOOKUP([.A20];[$Repertorio.$A$2:$Repertorio.$F$44];5;0);&quot;)&quot;)" office:value-type="string" office:string-value="(A)" calcext:value-type="string">
            <text:p>(A)</text:p>
          </table:table-cell>
          <table:table-cell table:content-validation-name="val3" table:formula="of:=COM.MICROSOFT.CONCAT(&quot;[&quot;;IFERROR(VLOOKUP(MID([.B20];2;1);[$tonos.$A$2:.$C$12];2;0);&quot;&quot;);&quot;]&quot;)" office:value-type="string" office:string-value="[D]" calcext:value-type="string">
            <text:p>[D]</text:p>
          </table:table-cell>
          <table:table-cell table:formula="of:=VLOOKUP([.A20];[$Repertorio.$A$2:$Repertorio.$C$44];2;0)*60+VLOOKUP([.A20];[$Repertorio.$A$2:$Repertorio.$C$44];3;0)" office:value-type="float" office:value="240" calcext:value-type="float">
            <text:p>240</text:p>
          </table:table-cell>
          <table:table-cell table:formula="of:=VLOOKUP([.A20];[$Repertorio.$A$2:$Repertorio.$D$44];4;0)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content-validation-name="val2" office:value-type="string" calcext:value-type="string">
            <text:p>Johnny B Goode</text:p>
          </table:table-cell>
          <table:table-cell table:content-validation-name="val3" table:formula="of:=COM.MICROSOFT.CONCAT(&quot;(&quot;;VLOOKUP([.A21];[$Repertorio.$A$2:$Repertorio.$F$44];5;0);&quot;)&quot;)" office:value-type="string" office:string-value="(A)" calcext:value-type="string">
            <text:p>(A)</text:p>
          </table:table-cell>
          <table:table-cell table:content-validation-name="val3" table:formula="of:=COM.MICROSOFT.CONCAT(&quot;[&quot;;IFERROR(VLOOKUP(MID([.B21];2;1);[$tonos.$A$2:.$C$12];2;0);&quot;&quot;);&quot;]&quot;)" office:value-type="string" office:string-value="[D]" calcext:value-type="string">
            <text:p>[D]</text:p>
          </table:table-cell>
          <table:table-cell table:formula="of:=VLOOKUP([.A21];[$Repertorio.$A$2:$Repertorio.$C$44];2;0)*60+VLOOKUP([.A21];[$Repertorio.$A$2:$Repertorio.$C$44];3;0)" office:value-type="float" office:value="240" calcext:value-type="float">
            <text:p>240</text:p>
          </table:table-cell>
          <table:table-cell table:formula="of:=VLOOKUP([.A21];[$Repertorio.$A$2:$Repertorio.$D$44];4;0)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content-validation-name="val2" office:value-type="string" calcext:value-type="string">
            <text:p>Cradle Rock</text:p>
          </table:table-cell>
          <table:table-cell table:content-validation-name="val3" table:formula="of:=COM.MICROSOFT.CONCAT(&quot;(&quot;;VLOOKUP([.A22];[$Repertorio.$A$2:$Repertorio.$F$44];5;0);&quot;)&quot;)" office:value-type="string" office:string-value="(E)" calcext:value-type="string">
            <text:p>(E)</text:p>
          </table:table-cell>
          <table:table-cell table:content-validation-name="val3" table:formula="of:=COM.MICROSOFT.CONCAT(&quot;[&quot;;IFERROR(VLOOKUP(MID([.B22];2;1);[$tonos.$A$2:.$C$12];2;0);&quot;&quot;);&quot;]&quot;)" office:value-type="string" office:string-value="[A]" calcext:value-type="string">
            <text:p>[A]</text:p>
          </table:table-cell>
          <table:table-cell table:formula="of:=VLOOKUP([.A22];[$Repertorio.$A$2:$Repertorio.$C$44];2;0)*60+VLOOKUP([.A22];[$Repertorio.$A$2:$Repertorio.$C$44];3;0)" office:value-type="float" office:value="300" calcext:value-type="float">
            <text:p>300</text:p>
          </table:table-cell>
          <table:table-cell table:formula="of:=VLOOKUP([.A22];[$Repertorio.$A$2:$Repertorio.$D$44];4;0)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style-name="ce13" table:content-validation-name="val2" office:value-type="string" calcext:value-type="string">
            <text:p>Descanso</text:p>
          </table:table-cell>
          <table:table-cell table:content-validation-name="val3" table:formula="of:=COM.MICROSOFT.CONCAT(&quot;(&quot;;VLOOKUP([.A23];[$Repertorio.$A$2:$Repertorio.$F$44];5;0);&quot;)&quot;)" office:value-type="string" office:string-value="()" calcext:value-type="string">
            <text:p>()</text:p>
          </table:table-cell>
          <table:table-cell table:content-validation-name="val3" table:formula="of:=COM.MICROSOFT.CONCAT(&quot;[&quot;;IFERROR(VLOOKUP(MID([.B23];2;1);[$tonos.$A$2:.$C$12];2;0);&quot;&quot;);&quot;]&quot;)" office:value-type="string" office:string-value="[]" calcext:value-type="string">
            <text:p>[]</text:p>
          </table:table-cell>
          <table:table-cell table:formula="of:=VLOOKUP([.A23];[$Repertorio.$A$2:$Repertorio.$C$44];2;0)*60+VLOOKUP([.A23];[$Repertorio.$A$2:$Repertorio.$C$44];3;0)" office:value-type="float" office:value="900" calcext:value-type="float">
            <text:p>900</text:p>
          </table:table-cell>
          <table:table-cell table:formula="of:=VLOOKUP([.A23];[$Repertorio.$A$2:$Repertorio.$D$44];4;0)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content-validation-name="val2" office:value-type="string" calcext:value-type="string">
            <text:p>Cause Of It All</text:p>
          </table:table-cell>
          <table:table-cell table:content-validation-name="val3" table:formula="of:=COM.MICROSOFT.CONCAT(&quot;(&quot;;VLOOKUP([.A24];[$Repertorio.$A$2:$Repertorio.$F$44];5;0);&quot;)&quot;)" office:value-type="string" office:string-value="(B)" calcext:value-type="string">
            <text:p>(B)</text:p>
          </table:table-cell>
          <table:table-cell table:content-validation-name="val3" table:formula="of:=COM.MICROSOFT.CONCAT(&quot;[&quot;;IFERROR(VLOOKUP(MID([.B24];2;1);[$tonos.$A$2:.$C$12];2;0);&quot;&quot;);&quot;]&quot;)" office:value-type="string" office:string-value="[E]" calcext:value-type="string">
            <text:p>[E]</text:p>
          </table:table-cell>
          <table:table-cell table:formula="of:=VLOOKUP([.A24];[$Repertorio.$A$2:$Repertorio.$C$44];2;0)*60+VLOOKUP([.A24];[$Repertorio.$A$2:$Repertorio.$C$44];3;0)"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table:content-validation-name="val2" office:value-type="string" calcext:value-type="string">
            <text:p>Tore Down</text:p>
          </table:table-cell>
          <table:table-cell table:content-validation-name="val3" table:formula="of:=COM.MICROSOFT.CONCAT(&quot;(&quot;;VLOOKUP([.A25];[$Repertorio.$A$2:$Repertorio.$F$44];5;0);&quot;)&quot;)" office:value-type="string" office:string-value="(C)" calcext:value-type="string">
            <text:p>(C)</text:p>
          </table:table-cell>
          <table:table-cell table:content-validation-name="val3" table:formula="of:=COM.MICROSOFT.CONCAT(&quot;[&quot;;IFERROR(VLOOKUP(MID([.B25];2;1);[$tonos.$A$2:.$C$12];2;0);&quot;&quot;);&quot;]&quot;)" office:value-type="string" office:string-value="[F]" calcext:value-type="string">
            <text:p>[F]</text:p>
          </table:table-cell>
          <table:table-cell table:formula="of:=VLOOKUP([.A25];[$Repertorio.$A$2:$Repertorio.$C$44];2;0)*60+VLOOKUP([.A25];[$Repertorio.$A$2:$Repertorio.$C$44];3;0)" office:value-type="float" office:value="180" calcext:value-type="float">
            <text:p>180</text:p>
          </table:table-cell>
          <table:table-cell table:formula="of:=VLOOKUP([.A25];[$Repertorio.$A$2:$Repertorio.$D$44];4;0)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style-name="ce7" table:content-validation-name="val2" office:value-type="string" calcext:value-type="string">
            <text:p>Goombay Rock</text:p>
          </table:table-cell>
          <table:table-cell table:content-validation-name="val3" table:formula="of:=COM.MICROSOFT.CONCAT(&quot;(&quot;;VLOOKUP([.A26];[$Repertorio.$A$2:$Repertorio.$F$44];5;0);&quot;)&quot;)" office:value-type="string" office:string-value="(E)" calcext:value-type="string">
            <text:p>(E)</text:p>
          </table:table-cell>
          <table:table-cell table:content-validation-name="val3" table:formula="of:=COM.MICROSOFT.CONCAT(&quot;[&quot;;IFERROR(VLOOKUP(MID([.B26];2;1);[$tonos.$A$2:.$C$12];2;0);&quot;&quot;);&quot;]&quot;)" office:value-type="string" office:string-value="[A]" calcext:value-type="string">
            <text:p>[A]</text:p>
          </table:table-cell>
          <table:table-cell table:formula="of:=VLOOKUP([.A26];[$Repertorio.$A$2:$Repertorio.$C$44];2;0)*60+VLOOKUP([.A26];[$Repertorio.$A$2:$Repertorio.$C$44];3;0)" office:value-type="float" office:value="180" calcext:value-type="float">
            <text:p>180</text:p>
          </table:table-cell>
          <table:table-cell table:formula="of:=VLOOKUP([.A26];[$Repertorio.$A$2:$Repertorio.$D$44];4;0)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content-validation-name="val2" office:value-type="string" calcext:value-type="string">
            <text:p>You Don’t Love Me</text:p>
          </table:table-cell>
          <table:table-cell table:content-validation-name="val3" table:formula="of:=COM.MICROSOFT.CONCAT(&quot;(&quot;;VLOOKUP([.A27];[$Repertorio.$A$2:$Repertorio.$F$44];5;0);&quot;)&quot;)" office:value-type="string" office:string-value="(A)" calcext:value-type="string">
            <text:p>(A)</text:p>
          </table:table-cell>
          <table:table-cell table:content-validation-name="val3" table:formula="of:=COM.MICROSOFT.CONCAT(&quot;[&quot;;IFERROR(VLOOKUP(MID([.B27];2;1);[$tonos.$A$2:.$C$12];2;0);&quot;&quot;);&quot;]&quot;)" office:value-type="string" office:string-value="[D]" calcext:value-type="string">
            <text:p>[D]</text:p>
          </table:table-cell>
          <table:table-cell table:formula="of:=VLOOKUP([.A27];[$Repertorio.$A$2:$Repertorio.$C$44];2;0)*60+VLOOKUP([.A27];[$Repertorio.$A$2:$Repertorio.$C$44];3;0)" office:value-type="float" office:value="210" calcext:value-type="float">
            <text:p>210</text:p>
          </table:table-cell>
          <table:table-cell table:formula="of:=VLOOKUP([.A27];[$Repertorio.$A$2:$Repertorio.$D$44];4;0)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content-validation-name="val2" office:value-type="string" calcext:value-type="string">
            <text:p>All Your Love</text:p>
          </table:table-cell>
          <table:table-cell table:content-validation-name="val3" table:formula="of:=COM.MICROSOFT.CONCAT(&quot;(&quot;;VLOOKUP([.A28];[$Repertorio.$A$2:$Repertorio.$F$44];5;0);&quot;)&quot;)" office:value-type="string" office:string-value="(G)" calcext:value-type="string">
            <text:p>(G)</text:p>
          </table:table-cell>
          <table:table-cell table:content-validation-name="val3" table:formula="of:=COM.MICROSOFT.CONCAT(&quot;[&quot;;IFERROR(VLOOKUP(MID([.B28];2;1);[$tonos.$A$2:.$C$12];2;0);&quot;&quot;);&quot;]&quot;)" office:value-type="string" office:string-value="[C]" calcext:value-type="string">
            <text:p>[C]</text:p>
          </table:table-cell>
          <table:table-cell table:formula="of:=VLOOKUP([.A28];[$Repertorio.$A$2:$Repertorio.$C$44];2;0)*60+VLOOKUP([.A28];[$Repertorio.$A$2:$Repertorio.$C$44];3;0)" office:value-type="float" office:value="180" calcext:value-type="float">
            <text:p>180</text:p>
          </table:table-cell>
          <table:table-cell table:formula="of:=VLOOKUP([.A28];[$Repertorio.$A$2:$Repertorio.$D$44];4;0)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content-validation-name="val2" office:value-type="string" calcext:value-type="string">
            <text:p>Rollin And Tumblin</text:p>
          </table:table-cell>
          <table:table-cell table:content-validation-name="val3" table:formula="of:=COM.MICROSOFT.CONCAT(&quot;(&quot;;VLOOKUP([.A29];[$Repertorio.$A$2:$Repertorio.$F$44];5;0);&quot;)&quot;)" office:value-type="string" office:string-value="(G)" calcext:value-type="string">
            <text:p>(G)</text:p>
          </table:table-cell>
          <table:table-cell table:content-validation-name="val3" table:formula="of:=COM.MICROSOFT.CONCAT(&quot;[&quot;;IFERROR(VLOOKUP(MID([.B29];2;1);[$tonos.$A$2:.$C$12];2;0);&quot;&quot;);&quot;]&quot;)" office:value-type="string" office:string-value="[C]" calcext:value-type="string">
            <text:p>[C]</text:p>
          </table:table-cell>
          <table:table-cell table:formula="of:=VLOOKUP([.A29];[$Repertorio.$A$2:$Repertorio.$C$44];2;0)*60+VLOOKUP([.A29];[$Repertorio.$A$2:$Repertorio.$C$44];3;0)" office:value-type="float" office:value="155" calcext:value-type="float">
            <text:p>155</text:p>
          </table:table-cell>
          <table:table-cell table:formula="of:=VLOOKUP([.A29];[$Repertorio.$A$2:$Repertorio.$D$44];4;0)" office:value-type="string" office:string-value="sí" calcext:value-type="string">
            <text:p>sí</text:p>
          </table:table-cell>
          <table:table-cell table:number-columns-repeated="2"/>
        </table:table-row>
        <table:table-row table:style-name="ro1">
          <table:table-cell table:content-validation-name="val2" office:value-type="string" calcext:value-type="string">
            <text:p>Little Wing</text:p>
          </table:table-cell>
          <table:table-cell table:content-validation-name="val3" table:formula="of:=COM.MICROSOFT.CONCAT(&quot;(&quot;;VLOOKUP([.A30];[$Repertorio.$A$2:$Repertorio.$F$44];5;0);&quot;)&quot;)" office:value-type="string" office:string-value="(E)" calcext:value-type="string">
            <text:p>(E)</text:p>
          </table:table-cell>
          <table:table-cell table:content-validation-name="val3" table:formula="of:=COM.MICROSOFT.CONCAT(&quot;[&quot;;IFERROR(VLOOKUP(MID([.B30];2;1);[$tonos.$A$2:.$C$12];2;0);&quot;&quot;);&quot;]&quot;)" office:value-type="string" office:string-value="[A]" calcext:value-type="string">
            <text:p>[A]</text:p>
          </table:table-cell>
          <table:table-cell table:formula="of:=VLOOKUP([.A30];[$Repertorio.$A$2:$Repertorio.$C$44];2;0)*60+VLOOKUP([.A30];[$Repertorio.$A$2:$Repertorio.$C$44];3;0)" office:value-type="float" office:value="240" calcext:value-type="float">
            <text:p>240</text:p>
          </table:table-cell>
          <table:table-cell table:formula="of:=VLOOKUP([.A30];[$Repertorio.$A$2:$Repertorio.$D$44];4;0)" office:value-type="float" office:value="0" calcext:value-type="float">
            <text:p/>
          </table:table-cell>
          <table:table-cell table:number-columns-repeated="2"/>
        </table:table-row>
        <table:table-row table:style-name="ro1" table:number-rows-repeated="9">
          <table:table-cell table:content-validation-name="val2"/>
          <table:table-cell table:content-validation-name="val3" table:number-columns-repeated="2"/>
          <table:table-cell table:number-columns-repeated="4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3T10:37:56.090000000</meta:creation-date>
    <dc:date>2023-05-18T13:04:27.663000000</dc:date>
    <meta:editing-duration>PT7H49M35S</meta:editing-duration>
    <meta:editing-cycles>15</meta:editing-cycles>
    <meta:generator>LibreOffice/7.5.2.2$Windows_X86_64 LibreOffice_project/53bb9681a964705cf672590721dbc85eb4d0c3a2</meta:generator>
    <meta:document-statistic meta:table-count="7" meta:cell-count="549" meta:object-count="0"/>
  </office:meta>
</office:document-meta>
</file>